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svg:stroke-color="#000000" draw:fill="solid" draw:fill-color="#ff00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00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31cm" svg:height="4.569cm" draw:transform="rotate (3.1415926535892) translate (18.884cm 25.966cm)">
          <text:p/>
        </draw:rect>
        <draw:rect draw:style-name="gr1" draw:text-style-name="P1" draw:layer="layout" svg:width="17.31cm" svg:height="4.055cm" svg:x="1.574cm" svg:y="17.341cm">
          <text:p/>
        </draw:rect>
        <draw:rect draw:style-name="gr1" draw:text-style-name="P1" draw:layer="layout" svg:width="17.31cm" svg:height="3.843cm" draw:transform="rotate (3.1415926535892) translate (18.884cm 17.34cm)">
          <text:p/>
        </draw:rect>
        <draw:rect draw:style-name="gr1" draw:text-style-name="P1" draw:layer="layout" svg:width="17.31cm" svg:height="3.692cm" svg:x="1.574cm" svg:y="9.805cm">
          <text:p/>
        </draw:rect>
        <draw:rect draw:style-name="gr1" draw:text-style-name="P1" draw:layer="layout" svg:width="17.31cm" svg:height="3.722cm" draw:transform="rotate (3.1415926535892) translate (18.884cm 9.805cm)">
          <text:p/>
        </draw:rect>
        <draw:rect draw:style-name="gr1" draw:text-style-name="P1" draw:layer="layout" svg:width="17.31cm" svg:height="3.873cm" svg:x="1.574cm" svg:y="2.209cm">
          <text:p/>
        </draw:rect>
        <draw:frame draw:style-name="gr2" draw:text-style-name="P2" draw:layer="layout" svg:width="3.063cm" svg:height="0.721cm" svg:x="2.19cm" svg:y="2.593cm">
          <draw:text-box>
            <text:p text:style-name="P2">Starting State</text:p>
          </draw:text-box>
        </draw:frame>
        <draw:rect draw:style-name="gr3" draw:text-style-name="P1" draw:layer="layout" svg:width="1.27cm" svg:height="0.682cm" svg:x="3.995cm" svg:y="3.607cm">
          <text:p text:style-name="P1"><text:span text:style-name="T1">0</text:span></text:p>
        </draw:rect>
        <draw:rect draw:style-name="gr3" draw:text-style-name="P1" draw:layer="layout" svg:width="1.27cm" svg:height="0.681cm" svg:x="3.995cm" svg:y="4.265cm">
          <text:p text:style-name="P1"><text:span text:style-name="T2">0</text:span></text:p>
        </draw:rect>
        <draw:rect draw:style-name="gr3" draw:text-style-name="P1" draw:layer="layout" svg:width="1.27cm" svg:height="0.682cm" svg:x="3.995cm" svg:y="4.922cm">
          <text:p text:style-name="P1"><text:span text:style-name="T2">NULL</text:span></text:p>
        </draw:rect>
        <draw:rect draw:style-name="gr3" draw:text-style-name="P1" draw:layer="layout" svg:width="1.27cm" svg:height="0.682cm" svg:x="5.195cm" svg:y="3.607cm">
          <text:p text:style-name="P1"><text:span text:style-name="T1">1</text:span></text:p>
        </draw:rect>
        <draw:rect draw:style-name="gr3" draw:text-style-name="P1" draw:layer="layout" svg:width="1.27cm" svg:height="0.681cm" svg:x="5.195cm" svg:y="4.265cm">
          <text:p text:style-name="P1"><text:span text:style-name="T2">-1</text:span></text:p>
        </draw:rect>
        <draw:rect draw:style-name="gr3" draw:text-style-name="P1" draw:layer="layout" svg:width="1.27cm" svg:height="0.682cm" svg:x="5.195cm" svg:y="4.922cm">
          <text:p text:style-name="P1"><text:span text:style-name="T2">NULL</text:span></text:p>
        </draw:rect>
        <draw:rect draw:style-name="gr3" draw:text-style-name="P1" draw:layer="layout" svg:width="1.27cm" svg:height="0.682cm" svg:x="6.395cm" svg:y="3.607cm">
          <text:p text:style-name="P1"><text:span text:style-name="T1">2</text:span></text:p>
        </draw:rect>
        <draw:rect draw:style-name="gr3" draw:text-style-name="P1" draw:layer="layout" svg:width="1.27cm" svg:height="0.681cm" svg:x="6.395cm" svg:y="4.265cm">
          <text:p text:style-name="P1"><text:span text:style-name="T2">-1</text:span></text:p>
        </draw:rect>
        <draw:rect draw:style-name="gr3" draw:text-style-name="P1" draw:layer="layout" svg:width="1.27cm" svg:height="0.682cm" svg:x="6.395cm" svg:y="4.922cm">
          <text:p text:style-name="P1"><text:span text:style-name="T2">NULL</text:span></text:p>
        </draw:rect>
        <draw:rect draw:style-name="gr3" draw:text-style-name="P1" draw:layer="layout" svg:width="1.27cm" svg:height="0.682cm" svg:x="7.595cm" svg:y="3.607cm">
          <text:p text:style-name="P1"><text:span text:style-name="T1">3</text:span></text:p>
        </draw:rect>
        <draw:rect draw:style-name="gr3" draw:text-style-name="P1" draw:layer="layout" svg:width="1.27cm" svg:height="0.681cm" svg:x="7.595cm" svg:y="4.265cm">
          <text:p text:style-name="P1"><text:span text:style-name="T2">-1</text:span></text:p>
        </draw:rect>
        <draw:rect draw:style-name="gr3" draw:text-style-name="P1" draw:layer="layout" svg:width="1.27cm" svg:height="0.682cm" svg:x="7.595cm" svg:y="4.922cm">
          <text:p text:style-name="P1"><text:span text:style-name="T2">NULL</text:span></text:p>
        </draw:rect>
        <draw:rect draw:style-name="gr3" draw:text-style-name="P1" draw:layer="layout" svg:width="1.27cm" svg:height="0.682cm" svg:x="8.795cm" svg:y="3.607cm">
          <text:p text:style-name="P1"><text:span text:style-name="T1">4</text:span></text:p>
        </draw:rect>
        <draw:rect draw:style-name="gr3" draw:text-style-name="P1" draw:layer="layout" svg:width="1.27cm" svg:height="0.681cm" svg:x="8.795cm" svg:y="4.265cm">
          <text:p text:style-name="P1"><text:span text:style-name="T2">-1</text:span></text:p>
        </draw:rect>
        <draw:rect draw:style-name="gr3" draw:text-style-name="P1" draw:layer="layout" svg:width="1.27cm" svg:height="0.682cm" svg:x="8.795cm" svg:y="4.922cm">
          <text:p text:style-name="P1"><text:span text:style-name="T2">NULL</text:span></text:p>
        </draw:rect>
        <draw:rect draw:style-name="gr3" draw:text-style-name="P1" draw:layer="layout" svg:width="1.27cm" svg:height="0.682cm" svg:x="9.995cm" svg:y="3.607cm">
          <text:p text:style-name="P1"><text:span text:style-name="T1">5</text:span></text:p>
        </draw:rect>
        <draw:rect draw:style-name="gr3" draw:text-style-name="P1" draw:layer="layout" svg:width="1.27cm" svg:height="0.681cm" svg:x="9.995cm" svg:y="4.265cm">
          <text:p text:style-name="P1"><text:span text:style-name="T2">-1</text:span></text:p>
        </draw:rect>
        <draw:rect draw:style-name="gr3" draw:text-style-name="P1" draw:layer="layout" svg:width="1.27cm" svg:height="0.682cm" svg:x="9.995cm" svg:y="4.922cm">
          <text:p text:style-name="P1"><text:span text:style-name="T2">NULL</text:span></text:p>
        </draw:rect>
        <draw:rect draw:style-name="gr3" draw:text-style-name="P1" draw:layer="layout" svg:width="1.27cm" svg:height="0.682cm" svg:x="11.195cm" svg:y="3.607cm">
          <text:p text:style-name="P1"><text:span text:style-name="T1">6</text:span></text:p>
        </draw:rect>
        <draw:rect draw:style-name="gr3" draw:text-style-name="P1" draw:layer="layout" svg:width="1.27cm" svg:height="0.681cm" svg:x="11.195cm" svg:y="4.265cm">
          <text:p text:style-name="P1"><text:span text:style-name="T2">-1</text:span></text:p>
        </draw:rect>
        <draw:rect draw:style-name="gr3" draw:text-style-name="P1" draw:layer="layout" svg:width="1.27cm" svg:height="0.682cm" svg:x="11.195cm" svg:y="4.922cm">
          <text:p text:style-name="P1"><text:span text:style-name="T2">NULL</text:span></text:p>
        </draw:rect>
        <draw:rect draw:style-name="gr3" draw:text-style-name="P1" draw:layer="layout" svg:width="1.27cm" svg:height="0.682cm" svg:x="12.395cm" svg:y="3.607cm">
          <text:p text:style-name="P1"><text:span text:style-name="T1">7</text:span></text:p>
        </draw:rect>
        <draw:rect draw:style-name="gr3" draw:text-style-name="P1" draw:layer="layout" svg:width="1.27cm" svg:height="0.681cm" svg:x="12.395cm" svg:y="4.265cm">
          <text:p text:style-name="P1"><text:span text:style-name="T2">-1</text:span></text:p>
        </draw:rect>
        <draw:rect draw:style-name="gr3" draw:text-style-name="P1" draw:layer="layout" svg:width="1.27cm" svg:height="0.682cm" svg:x="12.395cm" svg:y="4.922cm">
          <text:p text:style-name="P1"><text:span text:style-name="T2">NULL</text:span></text:p>
        </draw:rect>
        <draw:rect draw:style-name="gr3" draw:text-style-name="P1" draw:layer="layout" svg:width="1.27cm" svg:height="0.682cm" svg:x="13.595cm" svg:y="3.607cm">
          <text:p text:style-name="P1"><text:span text:style-name="T1">8</text:span></text:p>
        </draw:rect>
        <draw:rect draw:style-name="gr3" draw:text-style-name="P1" draw:layer="layout" svg:width="1.27cm" svg:height="0.681cm" svg:x="13.595cm" svg:y="4.265cm">
          <text:p text:style-name="P1"><text:span text:style-name="T2">-1</text:span></text:p>
        </draw:rect>
        <draw:rect draw:style-name="gr3" draw:text-style-name="P1" draw:layer="layout" svg:width="1.27cm" svg:height="0.682cm" svg:x="13.595cm" svg:y="4.922cm">
          <text:p text:style-name="P1"><text:span text:style-name="T2">NULL</text:span></text:p>
        </draw:rect>
        <draw:rect draw:style-name="gr3" draw:text-style-name="P1" draw:layer="layout" svg:width="1.27cm" svg:height="0.682cm" svg:x="14.795cm" svg:y="3.607cm">
          <text:p text:style-name="P1"><text:span text:style-name="T1">9</text:span></text:p>
        </draw:rect>
        <draw:rect draw:style-name="gr3" draw:text-style-name="P1" draw:layer="layout" svg:width="1.27cm" svg:height="0.681cm" svg:x="14.795cm" svg:y="4.265cm">
          <text:p text:style-name="P1"><text:span text:style-name="T2">-1</text:span></text:p>
        </draw:rect>
        <draw:rect draw:style-name="gr3" draw:text-style-name="P1" draw:layer="layout" svg:width="1.27cm" svg:height="0.682cm" svg:x="14.795cm" svg:y="4.922cm">
          <text:p text:style-name="P1"><text:span text:style-name="T2">NULL</text:span></text:p>
        </draw:rect>
        <draw:rect draw:style-name="gr3" draw:text-style-name="P1" draw:layer="layout" svg:width="1.27cm" svg:height="0.682cm" svg:x="15.995cm" svg:y="3.607cm">
          <text:p text:style-name="P1"><text:span text:style-name="T1">10</text:span></text:p>
        </draw:rect>
        <draw:rect draw:style-name="gr3" draw:text-style-name="P1" draw:layer="layout" svg:width="1.27cm" svg:height="0.681cm" svg:x="15.995cm" svg:y="4.265cm">
          <text:p text:style-name="P1"><text:span text:style-name="T2">-1</text:span></text:p>
        </draw:rect>
        <draw:rect draw:style-name="gr3" draw:text-style-name="P1" draw:layer="layout" svg:width="1.27cm" svg:height="0.682cm" svg:x="15.995cm" svg:y="4.922cm">
          <text:p text:style-name="P1"><text:span text:style-name="T2">NULL</text:span></text:p>
        </draw:rect>
        <draw:rect draw:style-name="gr3" draw:text-style-name="P1" draw:layer="layout" svg:width="1.27cm" svg:height="0.682cm" svg:x="17.195cm" svg:y="3.607cm">
          <text:p text:style-name="P1"><text:span text:style-name="T1">11</text:span></text:p>
        </draw:rect>
        <draw:rect draw:style-name="gr3" draw:text-style-name="P1" draw:layer="layout" svg:width="1.27cm" svg:height="0.681cm" svg:x="17.195cm" svg:y="4.265cm">
          <text:p text:style-name="P1"><text:span text:style-name="T2">-1</text:span></text:p>
        </draw:rect>
        <draw:rect draw:style-name="gr3" draw:text-style-name="P1" draw:layer="layout" svg:width="1.27cm" svg:height="0.682cm" svg:x="17.195cm" svg:y="4.922cm">
          <text:p text:style-name="P1"><text:span text:style-name="T2">NULL</text:span></text:p>
        </draw:rect>
        <draw:rect draw:style-name="gr4" draw:text-style-name="P1" draw:layer="layout" svg:width="1.27cm" svg:height="0.682cm" svg:x="2.295cm" svg:y="3.607cm">
          <text:p text:style-name="P1"><text:span text:style-name="T1">Node</text:span></text:p>
        </draw:rect>
        <draw:rect draw:style-name="gr4" draw:text-style-name="P1" draw:layer="layout" svg:width="1.27cm" svg:height="0.681cm" svg:x="2.295cm" svg:y="4.265cm">
          <text:p text:style-name="P1"><text:span text:style-name="T1">Distance</text:span></text:p>
        </draw:rect>
        <draw:rect draw:style-name="gr4" draw:text-style-name="P1" draw:layer="layout" svg:width="1.27cm" svg:height="0.682cm" svg:x="2.295cm" svg:y="4.922cm">
          <text:p text:style-name="P1"><text:span text:style-name="T1">Backedge</text:span></text:p>
        </draw:rect>
        <draw:frame draw:style-name="gr5" draw:text-style-name="P2" draw:layer="layout" svg:width="2.242cm" svg:height="0.721cm" svg:x="16.244cm" svg:y="2.593cm">
          <draw:text-box>
            <text:p text:style-name="P2">Queue: 0</text:p>
          </draw:text-box>
        </draw:frame>
        <draw:frame draw:style-name="gr2" draw:text-style-name="P2" draw:layer="layout" svg:width="6.179cm" svg:height="0.721cm" svg:x="2.19cm" svg:y="6.394cm">
          <draw:text-box>
            <text:p text:style-name="P2">Visit Node 0: Append 2 and 11</text:p>
          </draw:text-box>
        </draw:frame>
        <draw:rect draw:style-name="gr3" draw:text-style-name="P1" draw:layer="layout" svg:width="1.27cm" svg:height="0.682cm" svg:x="3.995cm" svg:y="7.408cm">
          <text:p text:style-name="P1"><text:span text:style-name="T1">0</text:span></text:p>
        </draw:rect>
        <draw:rect draw:style-name="gr3" draw:text-style-name="P1" draw:layer="layout" svg:width="1.27cm" svg:height="0.681cm" svg:x="3.995cm" svg:y="8.066cm">
          <text:p text:style-name="P1"><text:span text:style-name="T2">0</text:span></text:p>
        </draw:rect>
        <draw:rect draw:style-name="gr3" draw:text-style-name="P1" draw:layer="layout" svg:width="1.27cm" svg:height="0.682cm" svg:x="3.995cm" svg:y="8.723cm">
          <text:p text:style-name="P1"><text:span text:style-name="T2">NULL</text:span></text:p>
        </draw:rect>
        <draw:rect draw:style-name="gr3" draw:text-style-name="P1" draw:layer="layout" svg:width="1.27cm" svg:height="0.682cm" svg:x="5.195cm" svg:y="7.408cm">
          <text:p text:style-name="P1"><text:span text:style-name="T1">1</text:span></text:p>
        </draw:rect>
        <draw:rect draw:style-name="gr3" draw:text-style-name="P1" draw:layer="layout" svg:width="1.27cm" svg:height="0.681cm" svg:x="5.195cm" svg:y="8.066cm">
          <text:p text:style-name="P1"><text:span text:style-name="T2">-1</text:span></text:p>
        </draw:rect>
        <draw:rect draw:style-name="gr3" draw:text-style-name="P1" draw:layer="layout" svg:width="1.27cm" svg:height="0.682cm" svg:x="5.195cm" svg:y="8.723cm">
          <text:p text:style-name="P1"><text:span text:style-name="T2">NULL</text:span></text:p>
        </draw:rect>
        <draw:rect draw:style-name="gr3" draw:text-style-name="P1" draw:layer="layout" svg:width="1.27cm" svg:height="0.682cm" svg:x="6.395cm" svg:y="7.408cm">
          <text:p text:style-name="P1"><text:span text:style-name="T1">2</text:span></text:p>
        </draw:rect>
        <draw:rect draw:style-name="gr3" draw:text-style-name="P1" draw:layer="layout" svg:width="1.27cm" svg:height="0.681cm" svg:x="6.395cm" svg:y="8.066cm">
          <text:p text:style-name="P1"><text:span text:style-name="T2">1</text:span></text:p>
        </draw:rect>
        <draw:rect draw:style-name="gr3" draw:text-style-name="P1" draw:layer="layout" svg:width="1.27cm" svg:height="0.682cm" svg:x="6.395cm" svg:y="8.723cm">
          <text:p text:style-name="P1"><text:span text:style-name="T2">(0,2)</text:span></text:p>
        </draw:rect>
        <draw:rect draw:style-name="gr3" draw:text-style-name="P1" draw:layer="layout" svg:width="1.27cm" svg:height="0.682cm" svg:x="7.595cm" svg:y="7.408cm">
          <text:p text:style-name="P1"><text:span text:style-name="T1">3</text:span></text:p>
        </draw:rect>
        <draw:rect draw:style-name="gr3" draw:text-style-name="P1" draw:layer="layout" svg:width="1.27cm" svg:height="0.681cm" svg:x="7.595cm" svg:y="8.066cm">
          <text:p text:style-name="P1"><text:span text:style-name="T2">-1</text:span></text:p>
        </draw:rect>
        <draw:rect draw:style-name="gr3" draw:text-style-name="P1" draw:layer="layout" svg:width="1.27cm" svg:height="0.682cm" svg:x="7.595cm" svg:y="8.723cm">
          <text:p text:style-name="P1"><text:span text:style-name="T2">NULL</text:span></text:p>
        </draw:rect>
        <draw:rect draw:style-name="gr3" draw:text-style-name="P1" draw:layer="layout" svg:width="1.27cm" svg:height="0.682cm" svg:x="8.795cm" svg:y="7.408cm">
          <text:p text:style-name="P1"><text:span text:style-name="T1">4</text:span></text:p>
        </draw:rect>
        <draw:rect draw:style-name="gr3" draw:text-style-name="P1" draw:layer="layout" svg:width="1.27cm" svg:height="0.681cm" svg:x="8.795cm" svg:y="8.066cm">
          <text:p text:style-name="P1"><text:span text:style-name="T2">-1</text:span></text:p>
        </draw:rect>
        <draw:rect draw:style-name="gr3" draw:text-style-name="P1" draw:layer="layout" svg:width="1.27cm" svg:height="0.682cm" svg:x="8.795cm" svg:y="8.723cm">
          <text:p text:style-name="P1"><text:span text:style-name="T2">NULL</text:span></text:p>
        </draw:rect>
        <draw:rect draw:style-name="gr3" draw:text-style-name="P1" draw:layer="layout" svg:width="1.27cm" svg:height="0.682cm" svg:x="9.995cm" svg:y="7.408cm">
          <text:p text:style-name="P1"><text:span text:style-name="T1">5</text:span></text:p>
        </draw:rect>
        <draw:rect draw:style-name="gr3" draw:text-style-name="P1" draw:layer="layout" svg:width="1.27cm" svg:height="0.681cm" svg:x="9.995cm" svg:y="8.066cm">
          <text:p text:style-name="P1"><text:span text:style-name="T2">-1</text:span></text:p>
        </draw:rect>
        <draw:rect draw:style-name="gr3" draw:text-style-name="P1" draw:layer="layout" svg:width="1.27cm" svg:height="0.682cm" svg:x="9.995cm" svg:y="8.723cm">
          <text:p text:style-name="P1"><text:span text:style-name="T2">NULL</text:span></text:p>
        </draw:rect>
        <draw:rect draw:style-name="gr3" draw:text-style-name="P1" draw:layer="layout" svg:width="1.27cm" svg:height="0.682cm" svg:x="11.195cm" svg:y="7.408cm">
          <text:p text:style-name="P1"><text:span text:style-name="T1">6</text:span></text:p>
        </draw:rect>
        <draw:rect draw:style-name="gr3" draw:text-style-name="P1" draw:layer="layout" svg:width="1.27cm" svg:height="0.681cm" svg:x="11.195cm" svg:y="8.066cm">
          <text:p text:style-name="P1"><text:span text:style-name="T2">-1</text:span></text:p>
        </draw:rect>
        <draw:rect draw:style-name="gr3" draw:text-style-name="P1" draw:layer="layout" svg:width="1.27cm" svg:height="0.682cm" svg:x="11.195cm" svg:y="8.723cm">
          <text:p text:style-name="P1"><text:span text:style-name="T2">NULL</text:span></text:p>
        </draw:rect>
        <draw:rect draw:style-name="gr3" draw:text-style-name="P1" draw:layer="layout" svg:width="1.27cm" svg:height="0.682cm" svg:x="12.395cm" svg:y="7.408cm">
          <text:p text:style-name="P1"><text:span text:style-name="T1">7</text:span></text:p>
        </draw:rect>
        <draw:rect draw:style-name="gr3" draw:text-style-name="P1" draw:layer="layout" svg:width="1.27cm" svg:height="0.681cm" svg:x="12.395cm" svg:y="8.066cm">
          <text:p text:style-name="P1"><text:span text:style-name="T2">-1</text:span></text:p>
        </draw:rect>
        <draw:rect draw:style-name="gr3" draw:text-style-name="P1" draw:layer="layout" svg:width="1.27cm" svg:height="0.682cm" svg:x="12.395cm" svg:y="8.723cm">
          <text:p text:style-name="P1"><text:span text:style-name="T2">NULL</text:span></text:p>
        </draw:rect>
        <draw:rect draw:style-name="gr3" draw:text-style-name="P1" draw:layer="layout" svg:width="1.27cm" svg:height="0.682cm" svg:x="13.595cm" svg:y="7.408cm">
          <text:p text:style-name="P1"><text:span text:style-name="T1">8</text:span></text:p>
        </draw:rect>
        <draw:rect draw:style-name="gr3" draw:text-style-name="P1" draw:layer="layout" svg:width="1.27cm" svg:height="0.681cm" svg:x="13.595cm" svg:y="8.066cm">
          <text:p text:style-name="P1"><text:span text:style-name="T2">-1</text:span></text:p>
        </draw:rect>
        <draw:rect draw:style-name="gr3" draw:text-style-name="P1" draw:layer="layout" svg:width="1.27cm" svg:height="0.682cm" svg:x="13.595cm" svg:y="8.723cm">
          <text:p text:style-name="P1"><text:span text:style-name="T2">NULL</text:span></text:p>
        </draw:rect>
        <draw:rect draw:style-name="gr3" draw:text-style-name="P1" draw:layer="layout" svg:width="1.27cm" svg:height="0.682cm" svg:x="14.795cm" svg:y="7.408cm">
          <text:p text:style-name="P1"><text:span text:style-name="T1">9</text:span></text:p>
        </draw:rect>
        <draw:rect draw:style-name="gr3" draw:text-style-name="P1" draw:layer="layout" svg:width="1.27cm" svg:height="0.681cm" svg:x="14.795cm" svg:y="8.066cm">
          <text:p text:style-name="P1"><text:span text:style-name="T2">-1</text:span></text:p>
        </draw:rect>
        <draw:rect draw:style-name="gr3" draw:text-style-name="P1" draw:layer="layout" svg:width="1.27cm" svg:height="0.682cm" svg:x="14.795cm" svg:y="8.723cm">
          <text:p text:style-name="P1"><text:span text:style-name="T2">NULL</text:span></text:p>
        </draw:rect>
        <draw:rect draw:style-name="gr3" draw:text-style-name="P1" draw:layer="layout" svg:width="1.27cm" svg:height="0.682cm" svg:x="15.995cm" svg:y="7.408cm">
          <text:p text:style-name="P1"><text:span text:style-name="T1">10</text:span></text:p>
        </draw:rect>
        <draw:rect draw:style-name="gr3" draw:text-style-name="P1" draw:layer="layout" svg:width="1.27cm" svg:height="0.681cm" svg:x="15.995cm" svg:y="8.066cm">
          <text:p text:style-name="P1"><text:span text:style-name="T2">-1</text:span></text:p>
        </draw:rect>
        <draw:rect draw:style-name="gr3" draw:text-style-name="P1" draw:layer="layout" svg:width="1.27cm" svg:height="0.682cm" svg:x="15.995cm" svg:y="8.723cm">
          <text:p text:style-name="P1"><text:span text:style-name="T2">NULL</text:span></text:p>
        </draw:rect>
        <draw:rect draw:style-name="gr3" draw:text-style-name="P1" draw:layer="layout" svg:width="1.27cm" svg:height="0.682cm" svg:x="17.195cm" svg:y="7.408cm">
          <text:p text:style-name="P1"><text:span text:style-name="T1">11</text:span></text:p>
        </draw:rect>
        <draw:rect draw:style-name="gr3" draw:text-style-name="P1" draw:layer="layout" svg:width="1.27cm" svg:height="0.681cm" svg:x="17.195cm" svg:y="8.066cm">
          <text:p text:style-name="P1"><text:span text:style-name="T2">1</text:span></text:p>
        </draw:rect>
        <draw:rect draw:style-name="gr3" draw:text-style-name="P1" draw:layer="layout" svg:width="1.27cm" svg:height="0.682cm" svg:x="17.195cm" svg:y="8.723cm">
          <text:p text:style-name="P1"><text:span text:style-name="T2">(0,11)</text:span></text:p>
        </draw:rect>
        <draw:rect draw:style-name="gr4" draw:text-style-name="P1" draw:layer="layout" svg:width="1.27cm" svg:height="0.682cm" svg:x="2.295cm" svg:y="7.408cm">
          <text:p text:style-name="P1"><text:span text:style-name="T1">Node</text:span></text:p>
        </draw:rect>
        <draw:rect draw:style-name="gr4" draw:text-style-name="P1" draw:layer="layout" svg:width="1.27cm" svg:height="0.681cm" svg:x="2.295cm" svg:y="8.066cm">
          <text:p text:style-name="P1"><text:span text:style-name="T1">Distance</text:span></text:p>
        </draw:rect>
        <draw:rect draw:style-name="gr4" draw:text-style-name="P1" draw:layer="layout" svg:width="1.27cm" svg:height="0.682cm" svg:x="2.295cm" svg:y="8.723cm">
          <text:p text:style-name="P1"><text:span text:style-name="T1">Backedge</text:span></text:p>
        </draw:rect>
        <draw:frame draw:style-name="gr5" draw:text-style-name="P2" draw:layer="layout" svg:width="2.915cm" svg:height="0.721cm" svg:x="15.544cm" svg:y="6.394cm">
          <draw:text-box>
            <text:p text:style-name="P2">Queue: 2, 11</text:p>
          </draw:text-box>
        </draw:frame>
        <draw:frame draw:style-name="gr2" draw:text-style-name="P2" draw:layer="layout" svg:width="6.209cm" svg:height="0.721cm" svg:x="2.191cm" svg:y="10.095cm">
          <draw:text-box>
            <text:p text:style-name="P2">Visit Node 2: Append 9, Skip 0</text:p>
          </draw:text-box>
        </draw:frame>
        <draw:rect draw:style-name="gr3" draw:text-style-name="P1" draw:layer="layout" svg:width="1.27cm" svg:height="0.682cm" svg:x="3.996cm" svg:y="11.109cm">
          <text:p text:style-name="P1"><text:span text:style-name="T1">0</text:span></text:p>
        </draw:rect>
        <draw:rect draw:style-name="gr3" draw:text-style-name="P1" draw:layer="layout" svg:width="1.27cm" svg:height="0.681cm" svg:x="3.996cm" svg:y="11.767cm">
          <text:p text:style-name="P1"><text:span text:style-name="T2">0</text:span></text:p>
        </draw:rect>
        <draw:rect draw:style-name="gr3" draw:text-style-name="P1" draw:layer="layout" svg:width="1.27cm" svg:height="0.682cm" svg:x="3.996cm" svg:y="12.424cm">
          <text:p text:style-name="P1"><text:span text:style-name="T2">NULL</text:span></text:p>
        </draw:rect>
        <draw:rect draw:style-name="gr3" draw:text-style-name="P1" draw:layer="layout" svg:width="1.27cm" svg:height="0.682cm" svg:x="5.196cm" svg:y="11.109cm">
          <text:p text:style-name="P1"><text:span text:style-name="T1">1</text:span></text:p>
        </draw:rect>
        <draw:rect draw:style-name="gr3" draw:text-style-name="P1" draw:layer="layout" svg:width="1.27cm" svg:height="0.681cm" svg:x="5.196cm" svg:y="11.767cm">
          <text:p text:style-name="P1"><text:span text:style-name="T2">-1</text:span></text:p>
        </draw:rect>
        <draw:rect draw:style-name="gr3" draw:text-style-name="P1" draw:layer="layout" svg:width="1.27cm" svg:height="0.682cm" svg:x="5.196cm" svg:y="12.424cm">
          <text:p text:style-name="P1"><text:span text:style-name="T2">NULL</text:span></text:p>
        </draw:rect>
        <draw:rect draw:style-name="gr3" draw:text-style-name="P1" draw:layer="layout" svg:width="1.27cm" svg:height="0.682cm" svg:x="6.396cm" svg:y="11.109cm">
          <text:p text:style-name="P1"><text:span text:style-name="T1">2</text:span></text:p>
        </draw:rect>
        <draw:rect draw:style-name="gr3" draw:text-style-name="P1" draw:layer="layout" svg:width="1.27cm" svg:height="0.681cm" svg:x="6.396cm" svg:y="11.767cm">
          <text:p text:style-name="P1"><text:span text:style-name="T2">1</text:span></text:p>
        </draw:rect>
        <draw:rect draw:style-name="gr3" draw:text-style-name="P1" draw:layer="layout" svg:width="1.27cm" svg:height="0.682cm" svg:x="6.396cm" svg:y="12.424cm">
          <text:p text:style-name="P1"><text:span text:style-name="T2">(0,2)</text:span></text:p>
        </draw:rect>
        <draw:rect draw:style-name="gr3" draw:text-style-name="P1" draw:layer="layout" svg:width="1.27cm" svg:height="0.682cm" svg:x="7.596cm" svg:y="11.109cm">
          <text:p text:style-name="P1"><text:span text:style-name="T1">3</text:span></text:p>
        </draw:rect>
        <draw:rect draw:style-name="gr3" draw:text-style-name="P1" draw:layer="layout" svg:width="1.27cm" svg:height="0.681cm" svg:x="7.596cm" svg:y="11.767cm">
          <text:p text:style-name="P1"><text:span text:style-name="T2">-1</text:span></text:p>
        </draw:rect>
        <draw:rect draw:style-name="gr3" draw:text-style-name="P1" draw:layer="layout" svg:width="1.27cm" svg:height="0.682cm" svg:x="7.596cm" svg:y="12.424cm">
          <text:p text:style-name="P1"><text:span text:style-name="T2">NULL</text:span></text:p>
        </draw:rect>
        <draw:rect draw:style-name="gr3" draw:text-style-name="P1" draw:layer="layout" svg:width="1.27cm" svg:height="0.682cm" svg:x="8.796cm" svg:y="11.109cm">
          <text:p text:style-name="P1"><text:span text:style-name="T1">4</text:span></text:p>
        </draw:rect>
        <draw:rect draw:style-name="gr3" draw:text-style-name="P1" draw:layer="layout" svg:width="1.27cm" svg:height="0.681cm" svg:x="8.796cm" svg:y="11.767cm">
          <text:p text:style-name="P1"><text:span text:style-name="T2">-1</text:span></text:p>
        </draw:rect>
        <draw:rect draw:style-name="gr3" draw:text-style-name="P1" draw:layer="layout" svg:width="1.27cm" svg:height="0.682cm" svg:x="8.796cm" svg:y="12.424cm">
          <text:p text:style-name="P1"><text:span text:style-name="T2">NULL</text:span></text:p>
        </draw:rect>
        <draw:rect draw:style-name="gr3" draw:text-style-name="P1" draw:layer="layout" svg:width="1.27cm" svg:height="0.682cm" svg:x="9.996cm" svg:y="11.109cm">
          <text:p text:style-name="P1"><text:span text:style-name="T1">5</text:span></text:p>
        </draw:rect>
        <draw:rect draw:style-name="gr3" draw:text-style-name="P1" draw:layer="layout" svg:width="1.27cm" svg:height="0.681cm" svg:x="9.996cm" svg:y="11.767cm">
          <text:p text:style-name="P1"><text:span text:style-name="T2">-1</text:span></text:p>
        </draw:rect>
        <draw:rect draw:style-name="gr3" draw:text-style-name="P1" draw:layer="layout" svg:width="1.27cm" svg:height="0.682cm" svg:x="9.996cm" svg:y="12.424cm">
          <text:p text:style-name="P1"><text:span text:style-name="T2">NULL</text:span></text:p>
        </draw:rect>
        <draw:rect draw:style-name="gr3" draw:text-style-name="P1" draw:layer="layout" svg:width="1.27cm" svg:height="0.682cm" svg:x="11.196cm" svg:y="11.109cm">
          <text:p text:style-name="P1"><text:span text:style-name="T1">6</text:span></text:p>
        </draw:rect>
        <draw:rect draw:style-name="gr3" draw:text-style-name="P1" draw:layer="layout" svg:width="1.27cm" svg:height="0.681cm" svg:x="11.196cm" svg:y="11.767cm">
          <text:p text:style-name="P1"><text:span text:style-name="T2">-1</text:span></text:p>
        </draw:rect>
        <draw:rect draw:style-name="gr3" draw:text-style-name="P1" draw:layer="layout" svg:width="1.27cm" svg:height="0.682cm" svg:x="11.196cm" svg:y="12.424cm">
          <text:p text:style-name="P1"><text:span text:style-name="T2">NULL</text:span></text:p>
        </draw:rect>
        <draw:rect draw:style-name="gr3" draw:text-style-name="P1" draw:layer="layout" svg:width="1.27cm" svg:height="0.682cm" svg:x="12.396cm" svg:y="11.109cm">
          <text:p text:style-name="P1"><text:span text:style-name="T1">7</text:span></text:p>
        </draw:rect>
        <draw:rect draw:style-name="gr3" draw:text-style-name="P1" draw:layer="layout" svg:width="1.27cm" svg:height="0.681cm" svg:x="12.396cm" svg:y="11.767cm">
          <text:p text:style-name="P1"><text:span text:style-name="T2">-1</text:span></text:p>
        </draw:rect>
        <draw:rect draw:style-name="gr3" draw:text-style-name="P1" draw:layer="layout" svg:width="1.27cm" svg:height="0.682cm" svg:x="12.396cm" svg:y="12.424cm">
          <text:p text:style-name="P1"><text:span text:style-name="T2">NULL</text:span></text:p>
        </draw:rect>
        <draw:rect draw:style-name="gr3" draw:text-style-name="P1" draw:layer="layout" svg:width="1.27cm" svg:height="0.682cm" svg:x="13.596cm" svg:y="11.109cm">
          <text:p text:style-name="P1"><text:span text:style-name="T1">8</text:span></text:p>
        </draw:rect>
        <draw:rect draw:style-name="gr3" draw:text-style-name="P1" draw:layer="layout" svg:width="1.27cm" svg:height="0.681cm" svg:x="13.596cm" svg:y="11.767cm">
          <text:p text:style-name="P1"><text:span text:style-name="T2">-1</text:span></text:p>
        </draw:rect>
        <draw:rect draw:style-name="gr3" draw:text-style-name="P1" draw:layer="layout" svg:width="1.27cm" svg:height="0.682cm" svg:x="13.596cm" svg:y="12.424cm">
          <text:p text:style-name="P1"><text:span text:style-name="T2">NULL</text:span></text:p>
        </draw:rect>
        <draw:rect draw:style-name="gr3" draw:text-style-name="P1" draw:layer="layout" svg:width="1.27cm" svg:height="0.682cm" svg:x="14.796cm" svg:y="11.109cm">
          <text:p text:style-name="P1"><text:span text:style-name="T1">9</text:span></text:p>
        </draw:rect>
        <draw:rect draw:style-name="gr3" draw:text-style-name="P1" draw:layer="layout" svg:width="1.27cm" svg:height="0.681cm" svg:x="14.796cm" svg:y="11.767cm">
          <text:p text:style-name="P1"><text:span text:style-name="T2">2</text:span></text:p>
        </draw:rect>
        <draw:rect draw:style-name="gr3" draw:text-style-name="P1" draw:layer="layout" svg:width="1.27cm" svg:height="0.682cm" svg:x="14.796cm" svg:y="12.424cm">
          <text:p text:style-name="P1"><text:span text:style-name="T2">(2,9)</text:span></text:p>
        </draw:rect>
        <draw:rect draw:style-name="gr3" draw:text-style-name="P1" draw:layer="layout" svg:width="1.27cm" svg:height="0.682cm" svg:x="15.996cm" svg:y="11.109cm">
          <text:p text:style-name="P1"><text:span text:style-name="T1">10</text:span></text:p>
        </draw:rect>
        <draw:rect draw:style-name="gr3" draw:text-style-name="P1" draw:layer="layout" svg:width="1.27cm" svg:height="0.681cm" svg:x="15.996cm" svg:y="11.767cm">
          <text:p text:style-name="P1"><text:span text:style-name="T2">-1</text:span></text:p>
        </draw:rect>
        <draw:rect draw:style-name="gr3" draw:text-style-name="P1" draw:layer="layout" svg:width="1.27cm" svg:height="0.682cm" svg:x="15.996cm" svg:y="12.424cm">
          <text:p text:style-name="P1"><text:span text:style-name="T2">NULL</text:span></text:p>
        </draw:rect>
        <draw:rect draw:style-name="gr3" draw:text-style-name="P1" draw:layer="layout" svg:width="1.27cm" svg:height="0.682cm" svg:x="17.196cm" svg:y="11.109cm">
          <text:p text:style-name="P1"><text:span text:style-name="T1">11</text:span></text:p>
        </draw:rect>
        <draw:rect draw:style-name="gr3" draw:text-style-name="P1" draw:layer="layout" svg:width="1.27cm" svg:height="0.681cm" svg:x="17.196cm" svg:y="11.767cm">
          <text:p text:style-name="P1"><text:span text:style-name="T2">1</text:span></text:p>
        </draw:rect>
        <draw:rect draw:style-name="gr3" draw:text-style-name="P1" draw:layer="layout" svg:width="1.27cm" svg:height="0.682cm" svg:x="17.196cm" svg:y="12.424cm">
          <text:p text:style-name="P1"><text:span text:style-name="T2">(0,11)</text:span></text:p>
        </draw:rect>
        <draw:rect draw:style-name="gr4" draw:text-style-name="P1" draw:layer="layout" svg:width="1.27cm" svg:height="0.682cm" svg:x="2.296cm" svg:y="11.109cm">
          <text:p text:style-name="P1"><text:span text:style-name="T1">Node</text:span></text:p>
        </draw:rect>
        <draw:rect draw:style-name="gr4" draw:text-style-name="P1" draw:layer="layout" svg:width="1.27cm" svg:height="0.681cm" svg:x="2.296cm" svg:y="11.767cm">
          <text:p text:style-name="P1"><text:span text:style-name="T1">Distance</text:span></text:p>
        </draw:rect>
        <draw:rect draw:style-name="gr4" draw:text-style-name="P1" draw:layer="layout" svg:width="1.27cm" svg:height="0.682cm" svg:x="2.296cm" svg:y="12.424cm">
          <text:p text:style-name="P1"><text:span text:style-name="T1">Backedge</text:span></text:p>
        </draw:rect>
        <draw:frame draw:style-name="gr5" draw:text-style-name="P2" draw:layer="layout" svg:width="2.915cm" svg:height="0.721cm" svg:x="15.545cm" svg:y="10.095cm">
          <draw:text-box>
            <text:p text:style-name="P2">Queue: 11, 9</text:p>
          </draw:text-box>
        </draw:frame>
        <draw:frame draw:style-name="gr2" draw:text-style-name="P2" draw:layer="layout" svg:width="7.589cm" svg:height="0.721cm" svg:x="2.192cm" svg:y="13.896cm">
          <draw:text-box>
            <text:p text:style-name="P2">Visit Node 11: Append 1 and 4, Skip 0</text:p>
          </draw:text-box>
        </draw:frame>
        <draw:rect draw:style-name="gr3" draw:text-style-name="P1" draw:layer="layout" svg:width="1.27cm" svg:height="0.682cm" svg:x="3.997cm" svg:y="14.91cm">
          <text:p text:style-name="P1"><text:span text:style-name="T1">0</text:span></text:p>
        </draw:rect>
        <draw:rect draw:style-name="gr3" draw:text-style-name="P1" draw:layer="layout" svg:width="1.27cm" svg:height="0.681cm" svg:x="3.997cm" svg:y="15.568cm">
          <text:p text:style-name="P1"><text:span text:style-name="T2">0</text:span></text:p>
        </draw:rect>
        <draw:rect draw:style-name="gr3" draw:text-style-name="P1" draw:layer="layout" svg:width="1.27cm" svg:height="0.682cm" svg:x="3.997cm" svg:y="16.225cm">
          <text:p text:style-name="P1"><text:span text:style-name="T2">NULL</text:span></text:p>
        </draw:rect>
        <draw:rect draw:style-name="gr3" draw:text-style-name="P1" draw:layer="layout" svg:width="1.27cm" svg:height="0.682cm" svg:x="5.197cm" svg:y="14.91cm">
          <text:p text:style-name="P1"><text:span text:style-name="T1">1</text:span></text:p>
        </draw:rect>
        <draw:rect draw:style-name="gr3" draw:text-style-name="P1" draw:layer="layout" svg:width="1.27cm" svg:height="0.681cm" svg:x="5.197cm" svg:y="15.568cm">
          <text:p text:style-name="P1"><text:span text:style-name="T2">2</text:span></text:p>
        </draw:rect>
        <draw:rect draw:style-name="gr3" draw:text-style-name="P1" draw:layer="layout" svg:width="1.27cm" svg:height="0.682cm" svg:x="5.197cm" svg:y="16.225cm">
          <text:p text:style-name="P1"><text:span text:style-name="T2">(11,1)</text:span></text:p>
        </draw:rect>
        <draw:rect draw:style-name="gr3" draw:text-style-name="P1" draw:layer="layout" svg:width="1.27cm" svg:height="0.682cm" svg:x="6.397cm" svg:y="14.91cm">
          <text:p text:style-name="P1"><text:span text:style-name="T1">2</text:span></text:p>
        </draw:rect>
        <draw:rect draw:style-name="gr3" draw:text-style-name="P1" draw:layer="layout" svg:width="1.27cm" svg:height="0.681cm" svg:x="6.397cm" svg:y="15.568cm">
          <text:p text:style-name="P1"><text:span text:style-name="T2">1</text:span></text:p>
        </draw:rect>
        <draw:rect draw:style-name="gr3" draw:text-style-name="P1" draw:layer="layout" svg:width="1.27cm" svg:height="0.682cm" svg:x="6.397cm" svg:y="16.225cm">
          <text:p text:style-name="P1"><text:span text:style-name="T2">(0,2)</text:span></text:p>
        </draw:rect>
        <draw:rect draw:style-name="gr3" draw:text-style-name="P1" draw:layer="layout" svg:width="1.27cm" svg:height="0.682cm" svg:x="7.597cm" svg:y="14.91cm">
          <text:p text:style-name="P1"><text:span text:style-name="T1">3</text:span></text:p>
        </draw:rect>
        <draw:rect draw:style-name="gr3" draw:text-style-name="P1" draw:layer="layout" svg:width="1.27cm" svg:height="0.681cm" svg:x="7.597cm" svg:y="15.568cm">
          <text:p text:style-name="P1"><text:span text:style-name="T2">-1</text:span></text:p>
        </draw:rect>
        <draw:rect draw:style-name="gr3" draw:text-style-name="P1" draw:layer="layout" svg:width="1.27cm" svg:height="0.682cm" svg:x="7.597cm" svg:y="16.225cm">
          <text:p text:style-name="P1"><text:span text:style-name="T2">NULL</text:span></text:p>
        </draw:rect>
        <draw:rect draw:style-name="gr3" draw:text-style-name="P1" draw:layer="layout" svg:width="1.27cm" svg:height="0.682cm" svg:x="8.797cm" svg:y="14.91cm">
          <text:p text:style-name="P1"><text:span text:style-name="T1">4</text:span></text:p>
        </draw:rect>
        <draw:rect draw:style-name="gr3" draw:text-style-name="P1" draw:layer="layout" svg:width="1.27cm" svg:height="0.681cm" svg:x="8.797cm" svg:y="15.568cm">
          <text:p text:style-name="P1"><text:span text:style-name="T2">2</text:span></text:p>
        </draw:rect>
        <draw:rect draw:style-name="gr3" draw:text-style-name="P1" draw:layer="layout" svg:width="1.27cm" svg:height="0.682cm" svg:x="8.797cm" svg:y="16.225cm">
          <text:p text:style-name="P1"><text:span text:style-name="T2">(11,4)</text:span></text:p>
        </draw:rect>
        <draw:rect draw:style-name="gr3" draw:text-style-name="P1" draw:layer="layout" svg:width="1.27cm" svg:height="0.682cm" svg:x="9.997cm" svg:y="14.91cm">
          <text:p text:style-name="P1"><text:span text:style-name="T1">5</text:span></text:p>
        </draw:rect>
        <draw:rect draw:style-name="gr3" draw:text-style-name="P1" draw:layer="layout" svg:width="1.27cm" svg:height="0.681cm" svg:x="9.997cm" svg:y="15.568cm">
          <text:p text:style-name="P1"><text:span text:style-name="T2">-1</text:span></text:p>
        </draw:rect>
        <draw:rect draw:style-name="gr3" draw:text-style-name="P1" draw:layer="layout" svg:width="1.27cm" svg:height="0.682cm" svg:x="9.997cm" svg:y="16.225cm">
          <text:p text:style-name="P1"><text:span text:style-name="T2">NULL</text:span></text:p>
        </draw:rect>
        <draw:rect draw:style-name="gr3" draw:text-style-name="P1" draw:layer="layout" svg:width="1.27cm" svg:height="0.682cm" svg:x="11.197cm" svg:y="14.91cm">
          <text:p text:style-name="P1"><text:span text:style-name="T1">6</text:span></text:p>
        </draw:rect>
        <draw:rect draw:style-name="gr3" draw:text-style-name="P1" draw:layer="layout" svg:width="1.27cm" svg:height="0.681cm" svg:x="11.197cm" svg:y="15.568cm">
          <text:p text:style-name="P1"><text:span text:style-name="T2">-1</text:span></text:p>
        </draw:rect>
        <draw:rect draw:style-name="gr3" draw:text-style-name="P1" draw:layer="layout" svg:width="1.27cm" svg:height="0.682cm" svg:x="11.197cm" svg:y="16.225cm">
          <text:p text:style-name="P1"><text:span text:style-name="T2">NULL</text:span></text:p>
        </draw:rect>
        <draw:rect draw:style-name="gr3" draw:text-style-name="P1" draw:layer="layout" svg:width="1.27cm" svg:height="0.682cm" svg:x="12.397cm" svg:y="14.91cm">
          <text:p text:style-name="P1"><text:span text:style-name="T1">7</text:span></text:p>
        </draw:rect>
        <draw:rect draw:style-name="gr3" draw:text-style-name="P1" draw:layer="layout" svg:width="1.27cm" svg:height="0.681cm" svg:x="12.397cm" svg:y="15.568cm">
          <text:p text:style-name="P1"><text:span text:style-name="T2">-1</text:span></text:p>
        </draw:rect>
        <draw:rect draw:style-name="gr3" draw:text-style-name="P1" draw:layer="layout" svg:width="1.27cm" svg:height="0.682cm" svg:x="12.397cm" svg:y="16.225cm">
          <text:p text:style-name="P1"><text:span text:style-name="T2">NULL</text:span></text:p>
        </draw:rect>
        <draw:rect draw:style-name="gr3" draw:text-style-name="P1" draw:layer="layout" svg:width="1.27cm" svg:height="0.682cm" svg:x="13.597cm" svg:y="14.91cm">
          <text:p text:style-name="P1"><text:span text:style-name="T1">8</text:span></text:p>
        </draw:rect>
        <draw:rect draw:style-name="gr3" draw:text-style-name="P1" draw:layer="layout" svg:width="1.27cm" svg:height="0.681cm" svg:x="13.597cm" svg:y="15.568cm">
          <text:p text:style-name="P1"><text:span text:style-name="T2">-1</text:span></text:p>
        </draw:rect>
        <draw:rect draw:style-name="gr3" draw:text-style-name="P1" draw:layer="layout" svg:width="1.27cm" svg:height="0.682cm" svg:x="13.597cm" svg:y="16.225cm">
          <text:p text:style-name="P1"><text:span text:style-name="T2">NULL</text:span></text:p>
        </draw:rect>
        <draw:rect draw:style-name="gr3" draw:text-style-name="P1" draw:layer="layout" svg:width="1.27cm" svg:height="0.682cm" svg:x="14.797cm" svg:y="14.91cm">
          <text:p text:style-name="P1"><text:span text:style-name="T1">9</text:span></text:p>
        </draw:rect>
        <draw:rect draw:style-name="gr3" draw:text-style-name="P1" draw:layer="layout" svg:width="1.27cm" svg:height="0.681cm" svg:x="14.797cm" svg:y="15.568cm">
          <text:p text:style-name="P1"><text:span text:style-name="T2">2</text:span></text:p>
        </draw:rect>
        <draw:rect draw:style-name="gr3" draw:text-style-name="P1" draw:layer="layout" svg:width="1.27cm" svg:height="0.682cm" svg:x="14.797cm" svg:y="16.225cm">
          <text:p text:style-name="P1"><text:span text:style-name="T2">(2,9)</text:span></text:p>
        </draw:rect>
        <draw:rect draw:style-name="gr3" draw:text-style-name="P1" draw:layer="layout" svg:width="1.27cm" svg:height="0.682cm" svg:x="15.997cm" svg:y="14.91cm">
          <text:p text:style-name="P1"><text:span text:style-name="T1">10</text:span></text:p>
        </draw:rect>
        <draw:rect draw:style-name="gr3" draw:text-style-name="P1" draw:layer="layout" svg:width="1.27cm" svg:height="0.681cm" svg:x="15.997cm" svg:y="15.568cm">
          <text:p text:style-name="P1"><text:span text:style-name="T2">-1</text:span></text:p>
        </draw:rect>
        <draw:rect draw:style-name="gr3" draw:text-style-name="P1" draw:layer="layout" svg:width="1.27cm" svg:height="0.682cm" svg:x="15.997cm" svg:y="16.225cm">
          <text:p text:style-name="P1"><text:span text:style-name="T2">NULL</text:span></text:p>
        </draw:rect>
        <draw:rect draw:style-name="gr3" draw:text-style-name="P1" draw:layer="layout" svg:width="1.27cm" svg:height="0.682cm" svg:x="17.197cm" svg:y="14.91cm">
          <text:p text:style-name="P1"><text:span text:style-name="T1">11</text:span></text:p>
        </draw:rect>
        <draw:rect draw:style-name="gr3" draw:text-style-name="P1" draw:layer="layout" svg:width="1.27cm" svg:height="0.681cm" svg:x="17.197cm" svg:y="15.568cm">
          <text:p text:style-name="P1"><text:span text:style-name="T2">1</text:span></text:p>
        </draw:rect>
        <draw:rect draw:style-name="gr3" draw:text-style-name="P1" draw:layer="layout" svg:width="1.27cm" svg:height="0.682cm" svg:x="17.197cm" svg:y="16.225cm">
          <text:p text:style-name="P1"><text:span text:style-name="T2">(0,11)</text:span></text:p>
        </draw:rect>
        <draw:rect draw:style-name="gr4" draw:text-style-name="P1" draw:layer="layout" svg:width="1.27cm" svg:height="0.682cm" svg:x="2.297cm" svg:y="14.91cm">
          <text:p text:style-name="P1"><text:span text:style-name="T1">Node</text:span></text:p>
        </draw:rect>
        <draw:rect draw:style-name="gr4" draw:text-style-name="P1" draw:layer="layout" svg:width="1.27cm" svg:height="0.681cm" svg:x="2.297cm" svg:y="15.568cm">
          <text:p text:style-name="P1"><text:span text:style-name="T1">Distance</text:span></text:p>
        </draw:rect>
        <draw:rect draw:style-name="gr4" draw:text-style-name="P1" draw:layer="layout" svg:width="1.27cm" svg:height="0.682cm" svg:x="2.297cm" svg:y="16.225cm">
          <text:p text:style-name="P1"><text:span text:style-name="T1">Backedge</text:span></text:p>
        </draw:rect>
        <draw:frame draw:style-name="gr5" draw:text-style-name="P2" draw:layer="layout" svg:width="3.182cm" svg:height="0.721cm" svg:x="15.246cm" svg:y="13.896cm">
          <draw:text-box>
            <text:p text:style-name="P2">Queue: 9, 1, 4</text:p>
          </draw:text-box>
        </draw:frame>
        <draw:frame draw:style-name="gr2" draw:text-style-name="P2" draw:layer="layout" svg:width="7.385cm" svg:height="0.721cm" svg:x="2.193cm" svg:y="17.797cm">
          <draw:text-box>
            <text:p text:style-name="P2">Visit Node 9: Append 8 and 3, Skip 2</text:p>
          </draw:text-box>
        </draw:frame>
        <draw:rect draw:style-name="gr3" draw:text-style-name="P1" draw:layer="layout" svg:width="1.27cm" svg:height="0.682cm" svg:x="3.998cm" svg:y="18.811cm">
          <text:p text:style-name="P1"><text:span text:style-name="T1">0</text:span></text:p>
        </draw:rect>
        <draw:rect draw:style-name="gr3" draw:text-style-name="P1" draw:layer="layout" svg:width="1.27cm" svg:height="0.681cm" svg:x="3.998cm" svg:y="19.469cm">
          <text:p text:style-name="P1"><text:span text:style-name="T2">0</text:span></text:p>
        </draw:rect>
        <draw:rect draw:style-name="gr3" draw:text-style-name="P1" draw:layer="layout" svg:width="1.27cm" svg:height="0.682cm" svg:x="3.998cm" svg:y="20.126cm">
          <text:p text:style-name="P1"><text:span text:style-name="T2">NULL</text:span></text:p>
        </draw:rect>
        <draw:rect draw:style-name="gr3" draw:text-style-name="P1" draw:layer="layout" svg:width="1.27cm" svg:height="0.682cm" svg:x="5.198cm" svg:y="18.811cm">
          <text:p text:style-name="P1"><text:span text:style-name="T1">1</text:span></text:p>
        </draw:rect>
        <draw:rect draw:style-name="gr3" draw:text-style-name="P1" draw:layer="layout" svg:width="1.27cm" svg:height="0.681cm" svg:x="5.198cm" svg:y="19.469cm">
          <text:p text:style-name="P1"><text:span text:style-name="T2">2</text:span></text:p>
        </draw:rect>
        <draw:rect draw:style-name="gr3" draw:text-style-name="P1" draw:layer="layout" svg:width="1.27cm" svg:height="0.682cm" svg:x="5.198cm" svg:y="20.126cm">
          <text:p text:style-name="P1"><text:span text:style-name="T2">(11,1)</text:span></text:p>
        </draw:rect>
        <draw:rect draw:style-name="gr3" draw:text-style-name="P1" draw:layer="layout" svg:width="1.27cm" svg:height="0.682cm" svg:x="6.398cm" svg:y="18.811cm">
          <text:p text:style-name="P1"><text:span text:style-name="T1">2</text:span></text:p>
        </draw:rect>
        <draw:rect draw:style-name="gr3" draw:text-style-name="P1" draw:layer="layout" svg:width="1.27cm" svg:height="0.681cm" svg:x="6.398cm" svg:y="19.469cm">
          <text:p text:style-name="P1"><text:span text:style-name="T2">1</text:span></text:p>
        </draw:rect>
        <draw:rect draw:style-name="gr3" draw:text-style-name="P1" draw:layer="layout" svg:width="1.27cm" svg:height="0.682cm" svg:x="6.398cm" svg:y="20.126cm">
          <text:p text:style-name="P1"><text:span text:style-name="T2">(0,2)</text:span></text:p>
        </draw:rect>
        <draw:rect draw:style-name="gr3" draw:text-style-name="P1" draw:layer="layout" svg:width="1.27cm" svg:height="0.682cm" svg:x="7.598cm" svg:y="18.811cm">
          <text:p text:style-name="P1"><text:span text:style-name="T1">3</text:span></text:p>
        </draw:rect>
        <draw:rect draw:style-name="gr3" draw:text-style-name="P1" draw:layer="layout" svg:width="1.27cm" svg:height="0.681cm" svg:x="7.598cm" svg:y="19.469cm">
          <text:p text:style-name="P1"><text:span text:style-name="T2">3</text:span></text:p>
        </draw:rect>
        <draw:rect draw:style-name="gr3" draw:text-style-name="P1" draw:layer="layout" svg:width="1.27cm" svg:height="0.682cm" svg:x="7.598cm" svg:y="20.126cm">
          <text:p text:style-name="P1"><text:span text:style-name="T2">(9,3)</text:span></text:p>
        </draw:rect>
        <draw:rect draw:style-name="gr3" draw:text-style-name="P1" draw:layer="layout" svg:width="1.27cm" svg:height="0.682cm" svg:x="8.798cm" svg:y="18.811cm">
          <text:p text:style-name="P1"><text:span text:style-name="T1">4</text:span></text:p>
        </draw:rect>
        <draw:rect draw:style-name="gr3" draw:text-style-name="P1" draw:layer="layout" svg:width="1.27cm" svg:height="0.681cm" svg:x="8.798cm" svg:y="19.469cm">
          <text:p text:style-name="P1"><text:span text:style-name="T2">2</text:span></text:p>
        </draw:rect>
        <draw:rect draw:style-name="gr3" draw:text-style-name="P1" draw:layer="layout" svg:width="1.27cm" svg:height="0.682cm" svg:x="8.798cm" svg:y="20.126cm">
          <text:p text:style-name="P1"><text:span text:style-name="T2">(11,4)</text:span></text:p>
        </draw:rect>
        <draw:rect draw:style-name="gr3" draw:text-style-name="P1" draw:layer="layout" svg:width="1.27cm" svg:height="0.682cm" svg:x="9.998cm" svg:y="18.811cm">
          <text:p text:style-name="P1"><text:span text:style-name="T1">5</text:span></text:p>
        </draw:rect>
        <draw:rect draw:style-name="gr3" draw:text-style-name="P1" draw:layer="layout" svg:width="1.27cm" svg:height="0.681cm" svg:x="9.998cm" svg:y="19.469cm">
          <text:p text:style-name="P1"><text:span text:style-name="T2">-1</text:span></text:p>
        </draw:rect>
        <draw:rect draw:style-name="gr3" draw:text-style-name="P1" draw:layer="layout" svg:width="1.27cm" svg:height="0.682cm" svg:x="9.998cm" svg:y="20.126cm">
          <text:p text:style-name="P1"><text:span text:style-name="T2">NULL</text:span></text:p>
        </draw:rect>
        <draw:rect draw:style-name="gr3" draw:text-style-name="P1" draw:layer="layout" svg:width="1.27cm" svg:height="0.682cm" svg:x="11.198cm" svg:y="18.811cm">
          <text:p text:style-name="P1"><text:span text:style-name="T1">6</text:span></text:p>
        </draw:rect>
        <draw:rect draw:style-name="gr3" draw:text-style-name="P1" draw:layer="layout" svg:width="1.27cm" svg:height="0.681cm" svg:x="11.198cm" svg:y="19.469cm">
          <text:p text:style-name="P1"><text:span text:style-name="T2">-1</text:span></text:p>
        </draw:rect>
        <draw:rect draw:style-name="gr3" draw:text-style-name="P1" draw:layer="layout" svg:width="1.27cm" svg:height="0.682cm" svg:x="11.198cm" svg:y="20.126cm">
          <text:p text:style-name="P1"><text:span text:style-name="T2">NULL</text:span></text:p>
        </draw:rect>
        <draw:rect draw:style-name="gr3" draw:text-style-name="P1" draw:layer="layout" svg:width="1.27cm" svg:height="0.682cm" svg:x="12.398cm" svg:y="18.811cm">
          <text:p text:style-name="P1"><text:span text:style-name="T1">7</text:span></text:p>
        </draw:rect>
        <draw:rect draw:style-name="gr3" draw:text-style-name="P1" draw:layer="layout" svg:width="1.27cm" svg:height="0.681cm" svg:x="12.398cm" svg:y="19.469cm">
          <text:p text:style-name="P1"><text:span text:style-name="T2">-1</text:span></text:p>
        </draw:rect>
        <draw:rect draw:style-name="gr3" draw:text-style-name="P1" draw:layer="layout" svg:width="1.27cm" svg:height="0.682cm" svg:x="12.398cm" svg:y="20.126cm">
          <text:p text:style-name="P1"><text:span text:style-name="T2">NULL</text:span></text:p>
        </draw:rect>
        <draw:rect draw:style-name="gr3" draw:text-style-name="P1" draw:layer="layout" svg:width="1.27cm" svg:height="0.682cm" svg:x="13.598cm" svg:y="18.811cm">
          <text:p text:style-name="P1"><text:span text:style-name="T1">8</text:span></text:p>
        </draw:rect>
        <draw:rect draw:style-name="gr3" draw:text-style-name="P1" draw:layer="layout" svg:width="1.27cm" svg:height="0.681cm" svg:x="13.598cm" svg:y="19.469cm">
          <text:p text:style-name="P1"><text:span text:style-name="T2">3</text:span></text:p>
        </draw:rect>
        <draw:rect draw:style-name="gr3" draw:text-style-name="P1" draw:layer="layout" svg:width="1.27cm" svg:height="0.682cm" svg:x="13.598cm" svg:y="20.126cm">
          <text:p text:style-name="P1"><text:span text:style-name="T2">(9,8)</text:span></text:p>
        </draw:rect>
        <draw:rect draw:style-name="gr3" draw:text-style-name="P1" draw:layer="layout" svg:width="1.27cm" svg:height="0.682cm" svg:x="14.798cm" svg:y="18.811cm">
          <text:p text:style-name="P1"><text:span text:style-name="T1">9</text:span></text:p>
        </draw:rect>
        <draw:rect draw:style-name="gr3" draw:text-style-name="P1" draw:layer="layout" svg:width="1.27cm" svg:height="0.681cm" svg:x="14.798cm" svg:y="19.469cm">
          <text:p text:style-name="P1"><text:span text:style-name="T2">2</text:span></text:p>
        </draw:rect>
        <draw:rect draw:style-name="gr3" draw:text-style-name="P1" draw:layer="layout" svg:width="1.27cm" svg:height="0.682cm" svg:x="14.798cm" svg:y="20.126cm">
          <text:p text:style-name="P1"><text:span text:style-name="T2">(2,9)</text:span></text:p>
        </draw:rect>
        <draw:rect draw:style-name="gr3" draw:text-style-name="P1" draw:layer="layout" svg:width="1.27cm" svg:height="0.682cm" svg:x="15.998cm" svg:y="18.811cm">
          <text:p text:style-name="P1"><text:span text:style-name="T1">10</text:span></text:p>
        </draw:rect>
        <draw:rect draw:style-name="gr3" draw:text-style-name="P1" draw:layer="layout" svg:width="1.27cm" svg:height="0.681cm" svg:x="15.998cm" svg:y="19.469cm">
          <text:p text:style-name="P1"><text:span text:style-name="T2">-1</text:span></text:p>
        </draw:rect>
        <draw:rect draw:style-name="gr3" draw:text-style-name="P1" draw:layer="layout" svg:width="1.27cm" svg:height="0.682cm" svg:x="15.998cm" svg:y="20.126cm">
          <text:p text:style-name="P1"><text:span text:style-name="T2">NULL</text:span></text:p>
        </draw:rect>
        <draw:rect draw:style-name="gr3" draw:text-style-name="P1" draw:layer="layout" svg:width="1.27cm" svg:height="0.682cm" svg:x="17.198cm" svg:y="18.811cm">
          <text:p text:style-name="P1"><text:span text:style-name="T1">11</text:span></text:p>
        </draw:rect>
        <draw:rect draw:style-name="gr3" draw:text-style-name="P1" draw:layer="layout" svg:width="1.27cm" svg:height="0.681cm" svg:x="17.198cm" svg:y="19.469cm">
          <text:p text:style-name="P1"><text:span text:style-name="T2">1</text:span></text:p>
        </draw:rect>
        <draw:rect draw:style-name="gr3" draw:text-style-name="P1" draw:layer="layout" svg:width="1.27cm" svg:height="0.682cm" svg:x="17.198cm" svg:y="20.126cm">
          <text:p text:style-name="P1"><text:span text:style-name="T2">(0,11)</text:span></text:p>
        </draw:rect>
        <draw:rect draw:style-name="gr4" draw:text-style-name="P1" draw:layer="layout" svg:width="1.27cm" svg:height="0.682cm" svg:x="2.298cm" svg:y="18.811cm">
          <text:p text:style-name="P1"><text:span text:style-name="T1">Node</text:span></text:p>
        </draw:rect>
        <draw:rect draw:style-name="gr4" draw:text-style-name="P1" draw:layer="layout" svg:width="1.27cm" svg:height="0.681cm" svg:x="2.298cm" svg:y="19.469cm">
          <text:p text:style-name="P1"><text:span text:style-name="T1">Distance</text:span></text:p>
        </draw:rect>
        <draw:rect draw:style-name="gr4" draw:text-style-name="P1" draw:layer="layout" svg:width="1.27cm" svg:height="0.682cm" svg:x="2.298cm" svg:y="20.126cm">
          <text:p text:style-name="P1"><text:span text:style-name="T1">Backedge</text:span></text:p>
        </draw:rect>
        <draw:frame draw:style-name="gr5" draw:text-style-name="P2" draw:layer="layout" svg:width="3.652cm" svg:height="0.721cm" svg:x="14.847cm" svg:y="17.797cm">
          <draw:text-box>
            <text:p text:style-name="P2">Queue: 1, 4, 8, 3</text:p>
          </draw:text-box>
        </draw:frame>
        <draw:frame draw:style-name="gr2" draw:text-style-name="P2" draw:layer="layout" svg:width="4.388cm" svg:height="0.721cm" svg:x="2.193cm" svg:y="22.098cm">
          <draw:text-box>
            <text:p text:style-name="P2">Visit Node 1: Skip 11</text:p>
          </draw:text-box>
        </draw:frame>
        <draw:rect draw:style-name="gr3" draw:text-style-name="P1" draw:layer="layout" svg:width="1.27cm" svg:height="0.682cm" svg:x="3.998cm" svg:y="23.112cm">
          <text:p text:style-name="P1"><text:span text:style-name="T1">0</text:span></text:p>
        </draw:rect>
        <draw:rect draw:style-name="gr3" draw:text-style-name="P1" draw:layer="layout" svg:width="1.27cm" svg:height="0.681cm" svg:x="3.998cm" svg:y="23.77cm">
          <text:p text:style-name="P1"><text:span text:style-name="T2">0</text:span></text:p>
        </draw:rect>
        <draw:rect draw:style-name="gr3" draw:text-style-name="P1" draw:layer="layout" svg:width="1.27cm" svg:height="0.682cm" svg:x="3.998cm" svg:y="24.427cm">
          <text:p text:style-name="P1"><text:span text:style-name="T2">NULL</text:span></text:p>
        </draw:rect>
        <draw:rect draw:style-name="gr3" draw:text-style-name="P1" draw:layer="layout" svg:width="1.27cm" svg:height="0.682cm" svg:x="5.198cm" svg:y="23.112cm">
          <text:p text:style-name="P1"><text:span text:style-name="T1">1</text:span></text:p>
        </draw:rect>
        <draw:rect draw:style-name="gr3" draw:text-style-name="P1" draw:layer="layout" svg:width="1.27cm" svg:height="0.681cm" svg:x="5.198cm" svg:y="23.77cm">
          <text:p text:style-name="P1"><text:span text:style-name="T2">2</text:span></text:p>
        </draw:rect>
        <draw:rect draw:style-name="gr3" draw:text-style-name="P1" draw:layer="layout" svg:width="1.27cm" svg:height="0.682cm" svg:x="5.198cm" svg:y="24.427cm">
          <text:p text:style-name="P1"><text:span text:style-name="T2">(11,1)</text:span></text:p>
        </draw:rect>
        <draw:rect draw:style-name="gr3" draw:text-style-name="P1" draw:layer="layout" svg:width="1.27cm" svg:height="0.682cm" svg:x="6.398cm" svg:y="23.112cm">
          <text:p text:style-name="P1"><text:span text:style-name="T1">2</text:span></text:p>
        </draw:rect>
        <draw:rect draw:style-name="gr3" draw:text-style-name="P1" draw:layer="layout" svg:width="1.27cm" svg:height="0.681cm" svg:x="6.398cm" svg:y="23.77cm">
          <text:p text:style-name="P1"><text:span text:style-name="T2">1</text:span></text:p>
        </draw:rect>
        <draw:rect draw:style-name="gr3" draw:text-style-name="P1" draw:layer="layout" svg:width="1.27cm" svg:height="0.682cm" svg:x="6.398cm" svg:y="24.427cm">
          <text:p text:style-name="P1"><text:span text:style-name="T2">(0,2)</text:span></text:p>
        </draw:rect>
        <draw:rect draw:style-name="gr3" draw:text-style-name="P1" draw:layer="layout" svg:width="1.27cm" svg:height="0.682cm" svg:x="7.598cm" svg:y="23.112cm">
          <text:p text:style-name="P1"><text:span text:style-name="T1">3</text:span></text:p>
        </draw:rect>
        <draw:rect draw:style-name="gr3" draw:text-style-name="P1" draw:layer="layout" svg:width="1.27cm" svg:height="0.681cm" svg:x="7.598cm" svg:y="23.77cm">
          <text:p text:style-name="P1"><text:span text:style-name="T2">3</text:span></text:p>
        </draw:rect>
        <draw:rect draw:style-name="gr3" draw:text-style-name="P1" draw:layer="layout" svg:width="1.27cm" svg:height="0.682cm" svg:x="7.598cm" svg:y="24.427cm">
          <text:p text:style-name="P1"><text:span text:style-name="T2">(9,3)</text:span></text:p>
        </draw:rect>
        <draw:rect draw:style-name="gr3" draw:text-style-name="P1" draw:layer="layout" svg:width="1.27cm" svg:height="0.682cm" svg:x="8.798cm" svg:y="23.112cm">
          <text:p text:style-name="P1"><text:span text:style-name="T1">4</text:span></text:p>
        </draw:rect>
        <draw:rect draw:style-name="gr3" draw:text-style-name="P1" draw:layer="layout" svg:width="1.27cm" svg:height="0.681cm" svg:x="8.798cm" svg:y="23.77cm">
          <text:p text:style-name="P1"><text:span text:style-name="T2">2</text:span></text:p>
        </draw:rect>
        <draw:rect draw:style-name="gr3" draw:text-style-name="P1" draw:layer="layout" svg:width="1.27cm" svg:height="0.682cm" svg:x="8.798cm" svg:y="24.427cm">
          <text:p text:style-name="P1"><text:span text:style-name="T2">(11,4)</text:span></text:p>
        </draw:rect>
        <draw:rect draw:style-name="gr3" draw:text-style-name="P1" draw:layer="layout" svg:width="1.27cm" svg:height="0.682cm" svg:x="9.998cm" svg:y="23.112cm">
          <text:p text:style-name="P1"><text:span text:style-name="T1">5</text:span></text:p>
        </draw:rect>
        <draw:rect draw:style-name="gr3" draw:text-style-name="P1" draw:layer="layout" svg:width="1.27cm" svg:height="0.681cm" svg:x="9.998cm" svg:y="23.77cm">
          <text:p text:style-name="P1"><text:span text:style-name="T2">-1</text:span></text:p>
        </draw:rect>
        <draw:rect draw:style-name="gr3" draw:text-style-name="P1" draw:layer="layout" svg:width="1.27cm" svg:height="0.682cm" svg:x="9.998cm" svg:y="24.427cm">
          <text:p text:style-name="P1"><text:span text:style-name="T2">NULL</text:span></text:p>
        </draw:rect>
        <draw:rect draw:style-name="gr3" draw:text-style-name="P1" draw:layer="layout" svg:width="1.27cm" svg:height="0.682cm" svg:x="11.198cm" svg:y="23.112cm">
          <text:p text:style-name="P1"><text:span text:style-name="T1">6</text:span></text:p>
        </draw:rect>
        <draw:rect draw:style-name="gr3" draw:text-style-name="P1" draw:layer="layout" svg:width="1.27cm" svg:height="0.681cm" svg:x="11.198cm" svg:y="23.77cm">
          <text:p text:style-name="P1"><text:span text:style-name="T2">-1</text:span></text:p>
        </draw:rect>
        <draw:rect draw:style-name="gr3" draw:text-style-name="P1" draw:layer="layout" svg:width="1.27cm" svg:height="0.682cm" svg:x="11.198cm" svg:y="24.427cm">
          <text:p text:style-name="P1"><text:span text:style-name="T2">NULL</text:span></text:p>
        </draw:rect>
        <draw:rect draw:style-name="gr3" draw:text-style-name="P1" draw:layer="layout" svg:width="1.27cm" svg:height="0.682cm" svg:x="12.398cm" svg:y="23.112cm">
          <text:p text:style-name="P1"><text:span text:style-name="T1">7</text:span></text:p>
        </draw:rect>
        <draw:rect draw:style-name="gr3" draw:text-style-name="P1" draw:layer="layout" svg:width="1.27cm" svg:height="0.681cm" svg:x="12.398cm" svg:y="23.77cm">
          <text:p text:style-name="P1"><text:span text:style-name="T2">-1</text:span></text:p>
        </draw:rect>
        <draw:rect draw:style-name="gr3" draw:text-style-name="P1" draw:layer="layout" svg:width="1.27cm" svg:height="0.682cm" svg:x="12.398cm" svg:y="24.427cm">
          <text:p text:style-name="P1"><text:span text:style-name="T2">NULL</text:span></text:p>
        </draw:rect>
        <draw:rect draw:style-name="gr3" draw:text-style-name="P1" draw:layer="layout" svg:width="1.27cm" svg:height="0.682cm" svg:x="13.598cm" svg:y="23.112cm">
          <text:p text:style-name="P1"><text:span text:style-name="T1">8</text:span></text:p>
        </draw:rect>
        <draw:rect draw:style-name="gr3" draw:text-style-name="P1" draw:layer="layout" svg:width="1.27cm" svg:height="0.681cm" svg:x="13.598cm" svg:y="23.77cm">
          <text:p text:style-name="P1"><text:span text:style-name="T2">3</text:span></text:p>
        </draw:rect>
        <draw:rect draw:style-name="gr3" draw:text-style-name="P1" draw:layer="layout" svg:width="1.27cm" svg:height="0.682cm" svg:x="13.598cm" svg:y="24.427cm">
          <text:p text:style-name="P1"><text:span text:style-name="T2">(9,8)</text:span></text:p>
        </draw:rect>
        <draw:rect draw:style-name="gr3" draw:text-style-name="P1" draw:layer="layout" svg:width="1.27cm" svg:height="0.682cm" svg:x="14.798cm" svg:y="23.112cm">
          <text:p text:style-name="P1"><text:span text:style-name="T1">9</text:span></text:p>
        </draw:rect>
        <draw:rect draw:style-name="gr3" draw:text-style-name="P1" draw:layer="layout" svg:width="1.27cm" svg:height="0.681cm" svg:x="14.798cm" svg:y="23.77cm">
          <text:p text:style-name="P1"><text:span text:style-name="T2">2</text:span></text:p>
        </draw:rect>
        <draw:rect draw:style-name="gr3" draw:text-style-name="P1" draw:layer="layout" svg:width="1.27cm" svg:height="0.682cm" svg:x="14.798cm" svg:y="24.427cm">
          <text:p text:style-name="P1"><text:span text:style-name="T2">(2,9)</text:span></text:p>
        </draw:rect>
        <draw:rect draw:style-name="gr3" draw:text-style-name="P1" draw:layer="layout" svg:width="1.27cm" svg:height="0.682cm" svg:x="15.998cm" svg:y="23.112cm">
          <text:p text:style-name="P1"><text:span text:style-name="T1">10</text:span></text:p>
        </draw:rect>
        <draw:rect draw:style-name="gr3" draw:text-style-name="P1" draw:layer="layout" svg:width="1.27cm" svg:height="0.681cm" svg:x="15.998cm" svg:y="23.77cm">
          <text:p text:style-name="P1"><text:span text:style-name="T2">-1</text:span></text:p>
        </draw:rect>
        <draw:rect draw:style-name="gr3" draw:text-style-name="P1" draw:layer="layout" svg:width="1.27cm" svg:height="0.682cm" svg:x="15.998cm" svg:y="24.427cm">
          <text:p text:style-name="P1"><text:span text:style-name="T2">NULL</text:span></text:p>
        </draw:rect>
        <draw:rect draw:style-name="gr3" draw:text-style-name="P1" draw:layer="layout" svg:width="1.27cm" svg:height="0.682cm" svg:x="17.198cm" svg:y="23.112cm">
          <text:p text:style-name="P1"><text:span text:style-name="T1">11</text:span></text:p>
        </draw:rect>
        <draw:rect draw:style-name="gr3" draw:text-style-name="P1" draw:layer="layout" svg:width="1.27cm" svg:height="0.681cm" svg:x="17.198cm" svg:y="23.77cm">
          <text:p text:style-name="P1"><text:span text:style-name="T2">1</text:span></text:p>
        </draw:rect>
        <draw:rect draw:style-name="gr3" draw:text-style-name="P1" draw:layer="layout" svg:width="1.27cm" svg:height="0.682cm" svg:x="17.198cm" svg:y="24.427cm">
          <text:p text:style-name="P1"><text:span text:style-name="T2">(0,11)</text:span></text:p>
        </draw:rect>
        <draw:rect draw:style-name="gr4" draw:text-style-name="P1" draw:layer="layout" svg:width="1.27cm" svg:height="0.682cm" svg:x="2.298cm" svg:y="23.112cm">
          <text:p text:style-name="P1"><text:span text:style-name="T1">Node</text:span></text:p>
        </draw:rect>
        <draw:rect draw:style-name="gr4" draw:text-style-name="P1" draw:layer="layout" svg:width="1.27cm" svg:height="0.681cm" svg:x="2.298cm" svg:y="23.77cm">
          <text:p text:style-name="P1"><text:span text:style-name="T1">Distance</text:span></text:p>
        </draw:rect>
        <draw:rect draw:style-name="gr4" draw:text-style-name="P1" draw:layer="layout" svg:width="1.27cm" svg:height="0.682cm" svg:x="2.298cm" svg:y="24.427cm">
          <text:p text:style-name="P1"><text:span text:style-name="T1">Backedge</text:span></text:p>
        </draw:rect>
        <draw:frame draw:style-name="gr5" draw:text-style-name="P2" draw:layer="layout" svg:width="3.182cm" svg:height="0.721cm" svg:x="14.847cm" svg:y="22.098cm">
          <draw:text-box>
            <text:p text:style-name="P2">Queue: 4, 8, 3</text:p>
          </draw:text-box>
        </draw:frame>
      </draw:page>
      <draw:page draw:name="page2" draw:style-name="dp1" draw:master-page-name="Default">
        <draw:rect draw:style-name="gr1" draw:text-style-name="P1" draw:layer="layout" svg:width="17.31cm" svg:height="3.237cm" draw:transform="rotate (3.1415926535892) translate (18.884cm 19.823cm)">
          <text:p/>
        </draw:rect>
        <draw:rect draw:style-name="gr1" draw:text-style-name="P1" draw:layer="layout" svg:width="17.31cm" svg:height="3.753cm" svg:x="1.574cm" svg:y="12.832cm">
          <text:p/>
        </draw:rect>
        <draw:rect draw:style-name="gr1" draw:text-style-name="P1" draw:layer="layout" svg:width="17.31cm" svg:height="3.692cm" draw:transform="rotate (3.1415926535892) translate (18.884cm 12.832cm)">
          <text:p/>
        </draw:rect>
        <draw:rect draw:style-name="gr1" draw:text-style-name="P1" draw:layer="layout" svg:width="17.31cm" svg:height="3.782cm" svg:x="1.574cm" svg:y="5.358cm">
          <text:p/>
        </draw:rect>
        <draw:rect draw:style-name="gr1" draw:text-style-name="P1" draw:layer="layout" svg:width="17.31cm" svg:height="3.935cm" draw:transform="rotate (3.1415926535892) translate (18.884cm 5.357cm)">
          <text:p/>
        </draw:rect>
        <draw:frame draw:style-name="gr2" draw:text-style-name="P2" draw:layer="layout" svg:width="7.589cm" svg:height="0.721cm" svg:x="2.194cm" svg:y="1.899cm">
          <draw:text-box>
            <text:p text:style-name="P2">Visit Node 4: Append 6, Skip 8 and 11</text:p>
          </draw:text-box>
        </draw:frame>
        <draw:rect draw:style-name="gr3" draw:text-style-name="P1" draw:layer="layout" svg:width="1.27cm" svg:height="0.682cm" svg:x="3.999cm" svg:y="2.913cm">
          <text:p text:style-name="P1"><text:span text:style-name="T1">0</text:span></text:p>
        </draw:rect>
        <draw:rect draw:style-name="gr3" draw:text-style-name="P1" draw:layer="layout" svg:width="1.27cm" svg:height="0.681cm" svg:x="3.999cm" svg:y="3.571cm">
          <text:p text:style-name="P1"><text:span text:style-name="T2">0</text:span></text:p>
        </draw:rect>
        <draw:rect draw:style-name="gr3" draw:text-style-name="P1" draw:layer="layout" svg:width="1.27cm" svg:height="0.682cm" svg:x="3.999cm" svg:y="4.228cm">
          <text:p text:style-name="P1"><text:span text:style-name="T2">NULL</text:span></text:p>
        </draw:rect>
        <draw:rect draw:style-name="gr3" draw:text-style-name="P1" draw:layer="layout" svg:width="1.27cm" svg:height="0.682cm" svg:x="5.199cm" svg:y="2.913cm">
          <text:p text:style-name="P1"><text:span text:style-name="T1">1</text:span></text:p>
        </draw:rect>
        <draw:rect draw:style-name="gr3" draw:text-style-name="P1" draw:layer="layout" svg:width="1.27cm" svg:height="0.681cm" svg:x="5.199cm" svg:y="3.571cm">
          <text:p text:style-name="P1"><text:span text:style-name="T2">2</text:span></text:p>
        </draw:rect>
        <draw:rect draw:style-name="gr3" draw:text-style-name="P1" draw:layer="layout" svg:width="1.27cm" svg:height="0.682cm" svg:x="5.199cm" svg:y="4.228cm">
          <text:p text:style-name="P1"><text:span text:style-name="T2">(11,1)</text:span></text:p>
        </draw:rect>
        <draw:rect draw:style-name="gr3" draw:text-style-name="P1" draw:layer="layout" svg:width="1.27cm" svg:height="0.682cm" svg:x="6.399cm" svg:y="2.913cm">
          <text:p text:style-name="P1"><text:span text:style-name="T1">2</text:span></text:p>
        </draw:rect>
        <draw:rect draw:style-name="gr3" draw:text-style-name="P1" draw:layer="layout" svg:width="1.27cm" svg:height="0.681cm" svg:x="6.399cm" svg:y="3.571cm">
          <text:p text:style-name="P1"><text:span text:style-name="T2">1</text:span></text:p>
        </draw:rect>
        <draw:rect draw:style-name="gr3" draw:text-style-name="P1" draw:layer="layout" svg:width="1.27cm" svg:height="0.682cm" svg:x="6.399cm" svg:y="4.228cm">
          <text:p text:style-name="P1"><text:span text:style-name="T2">(0,2)</text:span></text:p>
        </draw:rect>
        <draw:rect draw:style-name="gr3" draw:text-style-name="P1" draw:layer="layout" svg:width="1.27cm" svg:height="0.682cm" svg:x="7.599cm" svg:y="2.913cm">
          <text:p text:style-name="P1"><text:span text:style-name="T1">3</text:span></text:p>
        </draw:rect>
        <draw:rect draw:style-name="gr3" draw:text-style-name="P1" draw:layer="layout" svg:width="1.27cm" svg:height="0.681cm" svg:x="7.599cm" svg:y="3.571cm">
          <text:p text:style-name="P1"><text:span text:style-name="T2">3</text:span></text:p>
        </draw:rect>
        <draw:rect draw:style-name="gr3" draw:text-style-name="P1" draw:layer="layout" svg:width="1.27cm" svg:height="0.682cm" svg:x="7.599cm" svg:y="4.228cm">
          <text:p text:style-name="P1"><text:span text:style-name="T2">(9,3)</text:span></text:p>
        </draw:rect>
        <draw:rect draw:style-name="gr3" draw:text-style-name="P1" draw:layer="layout" svg:width="1.27cm" svg:height="0.682cm" svg:x="8.799cm" svg:y="2.913cm">
          <text:p text:style-name="P1"><text:span text:style-name="T1">4</text:span></text:p>
        </draw:rect>
        <draw:rect draw:style-name="gr3" draw:text-style-name="P1" draw:layer="layout" svg:width="1.27cm" svg:height="0.681cm" svg:x="8.799cm" svg:y="3.571cm">
          <text:p text:style-name="P1"><text:span text:style-name="T2">2</text:span></text:p>
        </draw:rect>
        <draw:rect draw:style-name="gr3" draw:text-style-name="P1" draw:layer="layout" svg:width="1.27cm" svg:height="0.682cm" svg:x="8.799cm" svg:y="4.228cm">
          <text:p text:style-name="P1"><text:span text:style-name="T2">(11,4)</text:span></text:p>
        </draw:rect>
        <draw:rect draw:style-name="gr3" draw:text-style-name="P1" draw:layer="layout" svg:width="1.27cm" svg:height="0.682cm" svg:x="9.999cm" svg:y="2.913cm">
          <text:p text:style-name="P1"><text:span text:style-name="T1">5</text:span></text:p>
        </draw:rect>
        <draw:rect draw:style-name="gr3" draw:text-style-name="P1" draw:layer="layout" svg:width="1.27cm" svg:height="0.681cm" svg:x="9.999cm" svg:y="3.571cm">
          <text:p text:style-name="P1"><text:span text:style-name="T2">-1</text:span></text:p>
        </draw:rect>
        <draw:rect draw:style-name="gr3" draw:text-style-name="P1" draw:layer="layout" svg:width="1.27cm" svg:height="0.682cm" svg:x="9.999cm" svg:y="4.228cm">
          <text:p text:style-name="P1"><text:span text:style-name="T2">NULL</text:span></text:p>
        </draw:rect>
        <draw:rect draw:style-name="gr3" draw:text-style-name="P1" draw:layer="layout" svg:width="1.27cm" svg:height="0.682cm" svg:x="11.199cm" svg:y="2.913cm">
          <text:p text:style-name="P1"><text:span text:style-name="T1">6</text:span></text:p>
        </draw:rect>
        <draw:rect draw:style-name="gr3" draw:text-style-name="P1" draw:layer="layout" svg:width="1.27cm" svg:height="0.681cm" svg:x="11.199cm" svg:y="3.571cm">
          <text:p text:style-name="P1"><text:span text:style-name="T2">3</text:span></text:p>
        </draw:rect>
        <draw:rect draw:style-name="gr3" draw:text-style-name="P1" draw:layer="layout" svg:width="1.27cm" svg:height="0.682cm" svg:x="11.199cm" svg:y="4.228cm">
          <text:p text:style-name="P1"><text:span text:style-name="T2">(4,6)</text:span></text:p>
        </draw:rect>
        <draw:rect draw:style-name="gr3" draw:text-style-name="P1" draw:layer="layout" svg:width="1.27cm" svg:height="0.682cm" svg:x="12.399cm" svg:y="2.913cm">
          <text:p text:style-name="P1"><text:span text:style-name="T1">7</text:span></text:p>
        </draw:rect>
        <draw:rect draw:style-name="gr3" draw:text-style-name="P1" draw:layer="layout" svg:width="1.27cm" svg:height="0.681cm" svg:x="12.399cm" svg:y="3.571cm">
          <text:p text:style-name="P1"><text:span text:style-name="T2">-1</text:span></text:p>
        </draw:rect>
        <draw:rect draw:style-name="gr3" draw:text-style-name="P1" draw:layer="layout" svg:width="1.27cm" svg:height="0.682cm" svg:x="12.399cm" svg:y="4.228cm">
          <text:p text:style-name="P1"><text:span text:style-name="T2">NULL</text:span></text:p>
        </draw:rect>
        <draw:rect draw:style-name="gr3" draw:text-style-name="P1" draw:layer="layout" svg:width="1.27cm" svg:height="0.682cm" svg:x="13.599cm" svg:y="2.913cm">
          <text:p text:style-name="P1"><text:span text:style-name="T1">8</text:span></text:p>
        </draw:rect>
        <draw:rect draw:style-name="gr3" draw:text-style-name="P1" draw:layer="layout" svg:width="1.27cm" svg:height="0.681cm" svg:x="13.599cm" svg:y="3.571cm">
          <text:p text:style-name="P1"><text:span text:style-name="T2">3</text:span></text:p>
        </draw:rect>
        <draw:rect draw:style-name="gr3" draw:text-style-name="P1" draw:layer="layout" svg:width="1.27cm" svg:height="0.682cm" svg:x="13.599cm" svg:y="4.228cm">
          <text:p text:style-name="P1"><text:span text:style-name="T2">(9,8)</text:span></text:p>
        </draw:rect>
        <draw:rect draw:style-name="gr3" draw:text-style-name="P1" draw:layer="layout" svg:width="1.27cm" svg:height="0.682cm" svg:x="14.799cm" svg:y="2.913cm">
          <text:p text:style-name="P1"><text:span text:style-name="T1">9</text:span></text:p>
        </draw:rect>
        <draw:rect draw:style-name="gr3" draw:text-style-name="P1" draw:layer="layout" svg:width="1.27cm" svg:height="0.681cm" svg:x="14.799cm" svg:y="3.571cm">
          <text:p text:style-name="P1"><text:span text:style-name="T2">2</text:span></text:p>
        </draw:rect>
        <draw:rect draw:style-name="gr3" draw:text-style-name="P1" draw:layer="layout" svg:width="1.27cm" svg:height="0.682cm" svg:x="14.799cm" svg:y="4.228cm">
          <text:p text:style-name="P1"><text:span text:style-name="T2">(2,9)</text:span></text:p>
        </draw:rect>
        <draw:rect draw:style-name="gr3" draw:text-style-name="P1" draw:layer="layout" svg:width="1.27cm" svg:height="0.682cm" svg:x="15.999cm" svg:y="2.913cm">
          <text:p text:style-name="P1"><text:span text:style-name="T1">10</text:span></text:p>
        </draw:rect>
        <draw:rect draw:style-name="gr3" draw:text-style-name="P1" draw:layer="layout" svg:width="1.27cm" svg:height="0.681cm" svg:x="15.999cm" svg:y="3.571cm">
          <text:p text:style-name="P1"><text:span text:style-name="T2">-1</text:span></text:p>
        </draw:rect>
        <draw:rect draw:style-name="gr3" draw:text-style-name="P1" draw:layer="layout" svg:width="1.27cm" svg:height="0.682cm" svg:x="15.999cm" svg:y="4.228cm">
          <text:p text:style-name="P1"><text:span text:style-name="T2">NULL</text:span></text:p>
        </draw:rect>
        <draw:rect draw:style-name="gr3" draw:text-style-name="P1" draw:layer="layout" svg:width="1.27cm" svg:height="0.682cm" svg:x="17.199cm" svg:y="2.913cm">
          <text:p text:style-name="P1"><text:span text:style-name="T1">11</text:span></text:p>
        </draw:rect>
        <draw:rect draw:style-name="gr3" draw:text-style-name="P1" draw:layer="layout" svg:width="1.27cm" svg:height="0.681cm" svg:x="17.199cm" svg:y="3.571cm">
          <text:p text:style-name="P1"><text:span text:style-name="T2">1</text:span></text:p>
        </draw:rect>
        <draw:rect draw:style-name="gr3" draw:text-style-name="P1" draw:layer="layout" svg:width="1.27cm" svg:height="0.682cm" svg:x="17.199cm" svg:y="4.228cm">
          <text:p text:style-name="P1"><text:span text:style-name="T2">(0,11)</text:span></text:p>
        </draw:rect>
        <draw:rect draw:style-name="gr4" draw:text-style-name="P1" draw:layer="layout" svg:width="1.27cm" svg:height="0.682cm" svg:x="2.299cm" svg:y="2.913cm">
          <text:p text:style-name="P1"><text:span text:style-name="T1">Node</text:span></text:p>
        </draw:rect>
        <draw:rect draw:style-name="gr4" draw:text-style-name="P1" draw:layer="layout" svg:width="1.27cm" svg:height="0.681cm" svg:x="2.299cm" svg:y="3.571cm">
          <text:p text:style-name="P1"><text:span text:style-name="T1">Distance</text:span></text:p>
        </draw:rect>
        <draw:rect draw:style-name="gr4" draw:text-style-name="P1" draw:layer="layout" svg:width="1.27cm" svg:height="0.682cm" svg:x="2.299cm" svg:y="4.228cm">
          <text:p text:style-name="P1"><text:span text:style-name="T1">Backedge</text:span></text:p>
        </draw:rect>
        <draw:frame draw:style-name="gr5" draw:text-style-name="P2" draw:layer="layout" svg:width="3.182cm" svg:height="0.721cm" svg:x="15.248cm" svg:y="1.899cm">
          <draw:text-box>
            <text:p text:style-name="P2">Queue: 8, 3, 6</text:p>
          </draw:text-box>
        </draw:frame>
        <draw:frame draw:style-name="gr2" draw:text-style-name="P2" draw:layer="layout" svg:width="8.562cm" svg:height="0.721cm" svg:x="2.195cm" svg:y="5.7cm">
          <draw:text-box>
            <text:p text:style-name="P2">Visit Node 8: Append 10, Skip 9, 3, 6 and 4</text:p>
          </draw:text-box>
        </draw:frame>
        <draw:rect draw:style-name="gr3" draw:text-style-name="P1" draw:layer="layout" svg:width="1.27cm" svg:height="0.682cm" svg:x="4cm" svg:y="6.714cm">
          <text:p text:style-name="P1"><text:span text:style-name="T1">0</text:span></text:p>
        </draw:rect>
        <draw:rect draw:style-name="gr3" draw:text-style-name="P1" draw:layer="layout" svg:width="1.27cm" svg:height="0.681cm" svg:x="4cm" svg:y="7.372cm">
          <text:p text:style-name="P1"><text:span text:style-name="T2">0</text:span></text:p>
        </draw:rect>
        <draw:rect draw:style-name="gr3" draw:text-style-name="P1" draw:layer="layout" svg:width="1.27cm" svg:height="0.682cm" svg:x="4cm" svg:y="8.029cm">
          <text:p text:style-name="P1"><text:span text:style-name="T2">NULL</text:span></text:p>
        </draw:rect>
        <draw:rect draw:style-name="gr3" draw:text-style-name="P1" draw:layer="layout" svg:width="1.27cm" svg:height="0.682cm" svg:x="5.2cm" svg:y="6.714cm">
          <text:p text:style-name="P1"><text:span text:style-name="T1">1</text:span></text:p>
        </draw:rect>
        <draw:rect draw:style-name="gr3" draw:text-style-name="P1" draw:layer="layout" svg:width="1.27cm" svg:height="0.681cm" svg:x="5.2cm" svg:y="7.372cm">
          <text:p text:style-name="P1"><text:span text:style-name="T2">2</text:span></text:p>
        </draw:rect>
        <draw:rect draw:style-name="gr3" draw:text-style-name="P1" draw:layer="layout" svg:width="1.27cm" svg:height="0.682cm" svg:x="5.2cm" svg:y="8.029cm">
          <text:p text:style-name="P1"><text:span text:style-name="T2">(11,1)</text:span></text:p>
        </draw:rect>
        <draw:rect draw:style-name="gr3" draw:text-style-name="P1" draw:layer="layout" svg:width="1.27cm" svg:height="0.682cm" svg:x="6.4cm" svg:y="6.714cm">
          <text:p text:style-name="P1"><text:span text:style-name="T1">2</text:span></text:p>
        </draw:rect>
        <draw:rect draw:style-name="gr3" draw:text-style-name="P1" draw:layer="layout" svg:width="1.27cm" svg:height="0.681cm" svg:x="6.4cm" svg:y="7.372cm">
          <text:p text:style-name="P1"><text:span text:style-name="T2">1</text:span></text:p>
        </draw:rect>
        <draw:rect draw:style-name="gr3" draw:text-style-name="P1" draw:layer="layout" svg:width="1.27cm" svg:height="0.682cm" svg:x="6.4cm" svg:y="8.029cm">
          <text:p text:style-name="P1"><text:span text:style-name="T2">(0,2)</text:span></text:p>
        </draw:rect>
        <draw:rect draw:style-name="gr3" draw:text-style-name="P1" draw:layer="layout" svg:width="1.27cm" svg:height="0.682cm" svg:x="7.6cm" svg:y="6.714cm">
          <text:p text:style-name="P1"><text:span text:style-name="T1">3</text:span></text:p>
        </draw:rect>
        <draw:rect draw:style-name="gr3" draw:text-style-name="P1" draw:layer="layout" svg:width="1.27cm" svg:height="0.681cm" svg:x="7.6cm" svg:y="7.372cm">
          <text:p text:style-name="P1"><text:span text:style-name="T2">3</text:span></text:p>
        </draw:rect>
        <draw:rect draw:style-name="gr3" draw:text-style-name="P1" draw:layer="layout" svg:width="1.27cm" svg:height="0.682cm" svg:x="7.6cm" svg:y="8.029cm">
          <text:p text:style-name="P1"><text:span text:style-name="T2">(9,3)</text:span></text:p>
        </draw:rect>
        <draw:rect draw:style-name="gr3" draw:text-style-name="P1" draw:layer="layout" svg:width="1.27cm" svg:height="0.682cm" svg:x="8.8cm" svg:y="6.714cm">
          <text:p text:style-name="P1"><text:span text:style-name="T1">4</text:span></text:p>
        </draw:rect>
        <draw:rect draw:style-name="gr3" draw:text-style-name="P1" draw:layer="layout" svg:width="1.27cm" svg:height="0.681cm" svg:x="8.8cm" svg:y="7.372cm">
          <text:p text:style-name="P1"><text:span text:style-name="T2">2</text:span></text:p>
        </draw:rect>
        <draw:rect draw:style-name="gr3" draw:text-style-name="P1" draw:layer="layout" svg:width="1.27cm" svg:height="0.682cm" svg:x="8.8cm" svg:y="8.029cm">
          <text:p text:style-name="P1"><text:span text:style-name="T2">(11,4)</text:span></text:p>
        </draw:rect>
        <draw:rect draw:style-name="gr3" draw:text-style-name="P1" draw:layer="layout" svg:width="1.27cm" svg:height="0.682cm" svg:x="10cm" svg:y="6.714cm">
          <text:p text:style-name="P1"><text:span text:style-name="T1">5</text:span></text:p>
        </draw:rect>
        <draw:rect draw:style-name="gr3" draw:text-style-name="P1" draw:layer="layout" svg:width="1.27cm" svg:height="0.681cm" svg:x="10cm" svg:y="7.372cm">
          <text:p text:style-name="P1"><text:span text:style-name="T2">-1</text:span></text:p>
        </draw:rect>
        <draw:rect draw:style-name="gr3" draw:text-style-name="P1" draw:layer="layout" svg:width="1.27cm" svg:height="0.682cm" svg:x="10cm" svg:y="8.029cm">
          <text:p text:style-name="P1"><text:span text:style-name="T2">NULL</text:span></text:p>
        </draw:rect>
        <draw:rect draw:style-name="gr3" draw:text-style-name="P1" draw:layer="layout" svg:width="1.27cm" svg:height="0.682cm" svg:x="11.2cm" svg:y="6.714cm">
          <text:p text:style-name="P1"><text:span text:style-name="T1">6</text:span></text:p>
        </draw:rect>
        <draw:rect draw:style-name="gr3" draw:text-style-name="P1" draw:layer="layout" svg:width="1.27cm" svg:height="0.681cm" svg:x="11.2cm" svg:y="7.372cm">
          <text:p text:style-name="P1"><text:span text:style-name="T2">3</text:span></text:p>
        </draw:rect>
        <draw:rect draw:style-name="gr3" draw:text-style-name="P1" draw:layer="layout" svg:width="1.27cm" svg:height="0.682cm" svg:x="11.2cm" svg:y="8.029cm">
          <text:p text:style-name="P1"><text:span text:style-name="T2">(4,6)</text:span></text:p>
        </draw:rect>
        <draw:rect draw:style-name="gr3" draw:text-style-name="P1" draw:layer="layout" svg:width="1.27cm" svg:height="0.682cm" svg:x="12.4cm" svg:y="6.714cm">
          <text:p text:style-name="P1"><text:span text:style-name="T1">7</text:span></text:p>
        </draw:rect>
        <draw:rect draw:style-name="gr3" draw:text-style-name="P1" draw:layer="layout" svg:width="1.27cm" svg:height="0.681cm" svg:x="12.4cm" svg:y="7.372cm">
          <text:p text:style-name="P1"><text:span text:style-name="T2">-1</text:span></text:p>
        </draw:rect>
        <draw:rect draw:style-name="gr3" draw:text-style-name="P1" draw:layer="layout" svg:width="1.27cm" svg:height="0.682cm" svg:x="12.4cm" svg:y="8.029cm">
          <text:p text:style-name="P1"><text:span text:style-name="T2">NULL</text:span></text:p>
        </draw:rect>
        <draw:rect draw:style-name="gr3" draw:text-style-name="P1" draw:layer="layout" svg:width="1.27cm" svg:height="0.682cm" svg:x="13.6cm" svg:y="6.714cm">
          <text:p text:style-name="P1"><text:span text:style-name="T1">8</text:span></text:p>
        </draw:rect>
        <draw:rect draw:style-name="gr3" draw:text-style-name="P1" draw:layer="layout" svg:width="1.27cm" svg:height="0.681cm" svg:x="13.6cm" svg:y="7.372cm">
          <text:p text:style-name="P1"><text:span text:style-name="T2">3</text:span></text:p>
        </draw:rect>
        <draw:rect draw:style-name="gr3" draw:text-style-name="P1" draw:layer="layout" svg:width="1.27cm" svg:height="0.682cm" svg:x="13.6cm" svg:y="8.029cm">
          <text:p text:style-name="P1"><text:span text:style-name="T2">(9,8)</text:span></text:p>
        </draw:rect>
        <draw:rect draw:style-name="gr3" draw:text-style-name="P1" draw:layer="layout" svg:width="1.27cm" svg:height="0.682cm" svg:x="14.8cm" svg:y="6.714cm">
          <text:p text:style-name="P1"><text:span text:style-name="T1">9</text:span></text:p>
        </draw:rect>
        <draw:rect draw:style-name="gr3" draw:text-style-name="P1" draw:layer="layout" svg:width="1.27cm" svg:height="0.681cm" svg:x="14.8cm" svg:y="7.372cm">
          <text:p text:style-name="P1"><text:span text:style-name="T2">2</text:span></text:p>
        </draw:rect>
        <draw:rect draw:style-name="gr3" draw:text-style-name="P1" draw:layer="layout" svg:width="1.27cm" svg:height="0.682cm" svg:x="14.8cm" svg:y="8.029cm">
          <text:p text:style-name="P1"><text:span text:style-name="T2">(2,9)</text:span></text:p>
        </draw:rect>
        <draw:rect draw:style-name="gr3" draw:text-style-name="P1" draw:layer="layout" svg:width="1.27cm" svg:height="0.682cm" svg:x="16cm" svg:y="6.714cm">
          <text:p text:style-name="P1"><text:span text:style-name="T1">10</text:span></text:p>
        </draw:rect>
        <draw:rect draw:style-name="gr3" draw:text-style-name="P1" draw:layer="layout" svg:width="1.27cm" svg:height="0.681cm" svg:x="16cm" svg:y="7.372cm">
          <text:p text:style-name="P1"><text:span text:style-name="T2">4</text:span></text:p>
        </draw:rect>
        <draw:rect draw:style-name="gr3" draw:text-style-name="P1" draw:layer="layout" svg:width="1.27cm" svg:height="0.682cm" svg:x="16cm" svg:y="8.029cm">
          <text:p text:style-name="P1"><text:span text:style-name="T2">(8,10)</text:span></text:p>
        </draw:rect>
        <draw:rect draw:style-name="gr3" draw:text-style-name="P1" draw:layer="layout" svg:width="1.27cm" svg:height="0.682cm" svg:x="17.2cm" svg:y="6.714cm">
          <text:p text:style-name="P1"><text:span text:style-name="T1">11</text:span></text:p>
        </draw:rect>
        <draw:rect draw:style-name="gr3" draw:text-style-name="P1" draw:layer="layout" svg:width="1.27cm" svg:height="0.681cm" svg:x="17.2cm" svg:y="7.372cm">
          <text:p text:style-name="P1"><text:span text:style-name="T2">1</text:span></text:p>
        </draw:rect>
        <draw:rect draw:style-name="gr3" draw:text-style-name="P1" draw:layer="layout" svg:width="1.27cm" svg:height="0.682cm" svg:x="17.2cm" svg:y="8.029cm">
          <text:p text:style-name="P1"><text:span text:style-name="T2">(0,11)</text:span></text:p>
        </draw:rect>
        <draw:rect draw:style-name="gr4" draw:text-style-name="P1" draw:layer="layout" svg:width="1.27cm" svg:height="0.682cm" svg:x="2.3cm" svg:y="6.714cm">
          <text:p text:style-name="P1"><text:span text:style-name="T1">Node</text:span></text:p>
        </draw:rect>
        <draw:rect draw:style-name="gr4" draw:text-style-name="P1" draw:layer="layout" svg:width="1.27cm" svg:height="0.681cm" svg:x="2.3cm" svg:y="7.372cm">
          <text:p text:style-name="P1"><text:span text:style-name="T1">Distance</text:span></text:p>
        </draw:rect>
        <draw:rect draw:style-name="gr4" draw:text-style-name="P1" draw:layer="layout" svg:width="1.27cm" svg:height="0.682cm" svg:x="2.3cm" svg:y="8.029cm">
          <text:p text:style-name="P1"><text:span text:style-name="T1">Backedge</text:span></text:p>
        </draw:rect>
        <draw:frame draw:style-name="gr5" draw:text-style-name="P2" draw:layer="layout" svg:width="3.419cm" svg:height="0.721cm" svg:x="15.049cm" svg:y="5.7cm">
          <draw:text-box>
            <text:p text:style-name="P2">Queue: 3, 6, 10</text:p>
          </draw:text-box>
        </draw:frame>
        <draw:frame draw:style-name="gr2" draw:text-style-name="P2" draw:layer="layout" svg:width="7.385cm" svg:height="0.721cm" svg:x="2.196cm" svg:y="9.401cm">
          <draw:text-box>
            <text:p text:style-name="P2">Visit Node 3: Append 7, Skip 9,and 8</text:p>
          </draw:text-box>
        </draw:frame>
        <draw:rect draw:style-name="gr3" draw:text-style-name="P1" draw:layer="layout" svg:width="1.27cm" svg:height="0.682cm" svg:x="4.001cm" svg:y="10.415cm">
          <text:p text:style-name="P1"><text:span text:style-name="T1">0</text:span></text:p>
        </draw:rect>
        <draw:rect draw:style-name="gr3" draw:text-style-name="P1" draw:layer="layout" svg:width="1.27cm" svg:height="0.681cm" svg:x="4.001cm" svg:y="11.073cm">
          <text:p text:style-name="P1"><text:span text:style-name="T2">0</text:span></text:p>
        </draw:rect>
        <draw:rect draw:style-name="gr3" draw:text-style-name="P1" draw:layer="layout" svg:width="1.27cm" svg:height="0.682cm" svg:x="4.001cm" svg:y="11.73cm">
          <text:p text:style-name="P1"><text:span text:style-name="T2">NULL</text:span></text:p>
        </draw:rect>
        <draw:rect draw:style-name="gr3" draw:text-style-name="P1" draw:layer="layout" svg:width="1.27cm" svg:height="0.682cm" svg:x="5.201cm" svg:y="10.415cm">
          <text:p text:style-name="P1"><text:span text:style-name="T1">1</text:span></text:p>
        </draw:rect>
        <draw:rect draw:style-name="gr3" draw:text-style-name="P1" draw:layer="layout" svg:width="1.27cm" svg:height="0.681cm" svg:x="5.201cm" svg:y="11.073cm">
          <text:p text:style-name="P1"><text:span text:style-name="T2">2</text:span></text:p>
        </draw:rect>
        <draw:rect draw:style-name="gr3" draw:text-style-name="P1" draw:layer="layout" svg:width="1.27cm" svg:height="0.682cm" svg:x="5.201cm" svg:y="11.73cm">
          <text:p text:style-name="P1"><text:span text:style-name="T2">(11,1)</text:span></text:p>
        </draw:rect>
        <draw:rect draw:style-name="gr3" draw:text-style-name="P1" draw:layer="layout" svg:width="1.27cm" svg:height="0.682cm" svg:x="6.401cm" svg:y="10.415cm">
          <text:p text:style-name="P1"><text:span text:style-name="T1">2</text:span></text:p>
        </draw:rect>
        <draw:rect draw:style-name="gr3" draw:text-style-name="P1" draw:layer="layout" svg:width="1.27cm" svg:height="0.681cm" svg:x="6.401cm" svg:y="11.073cm">
          <text:p text:style-name="P1"><text:span text:style-name="T2">1</text:span></text:p>
        </draw:rect>
        <draw:rect draw:style-name="gr3" draw:text-style-name="P1" draw:layer="layout" svg:width="1.27cm" svg:height="0.682cm" svg:x="6.401cm" svg:y="11.73cm">
          <text:p text:style-name="P1"><text:span text:style-name="T2">(0,2)</text:span></text:p>
        </draw:rect>
        <draw:rect draw:style-name="gr3" draw:text-style-name="P1" draw:layer="layout" svg:width="1.27cm" svg:height="0.682cm" svg:x="7.601cm" svg:y="10.415cm">
          <text:p text:style-name="P1"><text:span text:style-name="T1">3</text:span></text:p>
        </draw:rect>
        <draw:rect draw:style-name="gr3" draw:text-style-name="P1" draw:layer="layout" svg:width="1.27cm" svg:height="0.681cm" svg:x="7.601cm" svg:y="11.073cm">
          <text:p text:style-name="P1"><text:span text:style-name="T2">3</text:span></text:p>
        </draw:rect>
        <draw:rect draw:style-name="gr3" draw:text-style-name="P1" draw:layer="layout" svg:width="1.27cm" svg:height="0.682cm" svg:x="7.601cm" svg:y="11.73cm">
          <text:p text:style-name="P1"><text:span text:style-name="T2">(9,3)</text:span></text:p>
        </draw:rect>
        <draw:rect draw:style-name="gr3" draw:text-style-name="P1" draw:layer="layout" svg:width="1.27cm" svg:height="0.682cm" svg:x="8.801cm" svg:y="10.415cm">
          <text:p text:style-name="P1"><text:span text:style-name="T1">4</text:span></text:p>
        </draw:rect>
        <draw:rect draw:style-name="gr3" draw:text-style-name="P1" draw:layer="layout" svg:width="1.27cm" svg:height="0.681cm" svg:x="8.801cm" svg:y="11.073cm">
          <text:p text:style-name="P1"><text:span text:style-name="T2">2</text:span></text:p>
        </draw:rect>
        <draw:rect draw:style-name="gr3" draw:text-style-name="P1" draw:layer="layout" svg:width="1.27cm" svg:height="0.682cm" svg:x="8.801cm" svg:y="11.73cm">
          <text:p text:style-name="P1"><text:span text:style-name="T2">(11,4)</text:span></text:p>
        </draw:rect>
        <draw:rect draw:style-name="gr3" draw:text-style-name="P1" draw:layer="layout" svg:width="1.27cm" svg:height="0.682cm" svg:x="10.001cm" svg:y="10.415cm">
          <text:p text:style-name="P1"><text:span text:style-name="T1">5</text:span></text:p>
        </draw:rect>
        <draw:rect draw:style-name="gr3" draw:text-style-name="P1" draw:layer="layout" svg:width="1.27cm" svg:height="0.681cm" svg:x="10.001cm" svg:y="11.073cm">
          <text:p text:style-name="P1"><text:span text:style-name="T2">-1</text:span></text:p>
        </draw:rect>
        <draw:rect draw:style-name="gr3" draw:text-style-name="P1" draw:layer="layout" svg:width="1.27cm" svg:height="0.682cm" svg:x="10.001cm" svg:y="11.73cm">
          <text:p text:style-name="P1"><text:span text:style-name="T2">NULL</text:span></text:p>
        </draw:rect>
        <draw:rect draw:style-name="gr3" draw:text-style-name="P1" draw:layer="layout" svg:width="1.27cm" svg:height="0.682cm" svg:x="11.201cm" svg:y="10.415cm">
          <text:p text:style-name="P1"><text:span text:style-name="T1">6</text:span></text:p>
        </draw:rect>
        <draw:rect draw:style-name="gr3" draw:text-style-name="P1" draw:layer="layout" svg:width="1.27cm" svg:height="0.681cm" svg:x="11.201cm" svg:y="11.073cm">
          <text:p text:style-name="P1"><text:span text:style-name="T2">3</text:span></text:p>
        </draw:rect>
        <draw:rect draw:style-name="gr3" draw:text-style-name="P1" draw:layer="layout" svg:width="1.27cm" svg:height="0.682cm" svg:x="11.201cm" svg:y="11.73cm">
          <text:p text:style-name="P1"><text:span text:style-name="T2">(4,6)</text:span></text:p>
        </draw:rect>
        <draw:rect draw:style-name="gr3" draw:text-style-name="P1" draw:layer="layout" svg:width="1.27cm" svg:height="0.682cm" svg:x="12.401cm" svg:y="10.415cm">
          <text:p text:style-name="P1"><text:span text:style-name="T1">7</text:span></text:p>
        </draw:rect>
        <draw:rect draw:style-name="gr3" draw:text-style-name="P1" draw:layer="layout" svg:width="1.27cm" svg:height="0.681cm" svg:x="12.401cm" svg:y="11.073cm">
          <text:p text:style-name="P1"><text:span text:style-name="T2">4</text:span></text:p>
        </draw:rect>
        <draw:rect draw:style-name="gr3" draw:text-style-name="P1" draw:layer="layout" svg:width="1.27cm" svg:height="0.682cm" svg:x="12.401cm" svg:y="11.73cm">
          <text:p text:style-name="P1"><text:span text:style-name="T2">(3,7)</text:span></text:p>
        </draw:rect>
        <draw:rect draw:style-name="gr3" draw:text-style-name="P1" draw:layer="layout" svg:width="1.27cm" svg:height="0.682cm" svg:x="13.601cm" svg:y="10.415cm">
          <text:p text:style-name="P1"><text:span text:style-name="T1">8</text:span></text:p>
        </draw:rect>
        <draw:rect draw:style-name="gr3" draw:text-style-name="P1" draw:layer="layout" svg:width="1.27cm" svg:height="0.681cm" svg:x="13.601cm" svg:y="11.073cm">
          <text:p text:style-name="P1"><text:span text:style-name="T2">3</text:span></text:p>
        </draw:rect>
        <draw:rect draw:style-name="gr3" draw:text-style-name="P1" draw:layer="layout" svg:width="1.27cm" svg:height="0.682cm" svg:x="13.601cm" svg:y="11.73cm">
          <text:p text:style-name="P1"><text:span text:style-name="T2">(9,8)</text:span></text:p>
        </draw:rect>
        <draw:rect draw:style-name="gr3" draw:text-style-name="P1" draw:layer="layout" svg:width="1.27cm" svg:height="0.682cm" svg:x="14.801cm" svg:y="10.415cm">
          <text:p text:style-name="P1"><text:span text:style-name="T1">9</text:span></text:p>
        </draw:rect>
        <draw:rect draw:style-name="gr3" draw:text-style-name="P1" draw:layer="layout" svg:width="1.27cm" svg:height="0.681cm" svg:x="14.801cm" svg:y="11.073cm">
          <text:p text:style-name="P1"><text:span text:style-name="T2">2</text:span></text:p>
        </draw:rect>
        <draw:rect draw:style-name="gr3" draw:text-style-name="P1" draw:layer="layout" svg:width="1.27cm" svg:height="0.682cm" svg:x="14.801cm" svg:y="11.73cm">
          <text:p text:style-name="P1"><text:span text:style-name="T2">(2,9)</text:span></text:p>
        </draw:rect>
        <draw:rect draw:style-name="gr3" draw:text-style-name="P1" draw:layer="layout" svg:width="1.27cm" svg:height="0.682cm" svg:x="16.001cm" svg:y="10.415cm">
          <text:p text:style-name="P1"><text:span text:style-name="T1">10</text:span></text:p>
        </draw:rect>
        <draw:rect draw:style-name="gr3" draw:text-style-name="P1" draw:layer="layout" svg:width="1.27cm" svg:height="0.681cm" svg:x="16.001cm" svg:y="11.073cm">
          <text:p text:style-name="P1"><text:span text:style-name="T2">4</text:span></text:p>
        </draw:rect>
        <draw:rect draw:style-name="gr3" draw:text-style-name="P1" draw:layer="layout" svg:width="1.27cm" svg:height="0.682cm" svg:x="16.001cm" svg:y="11.73cm">
          <text:p text:style-name="P1"><text:span text:style-name="T2">(8,10)</text:span></text:p>
        </draw:rect>
        <draw:rect draw:style-name="gr3" draw:text-style-name="P1" draw:layer="layout" svg:width="1.27cm" svg:height="0.682cm" svg:x="17.201cm" svg:y="10.415cm">
          <text:p text:style-name="P1"><text:span text:style-name="T1">11</text:span></text:p>
        </draw:rect>
        <draw:rect draw:style-name="gr3" draw:text-style-name="P1" draw:layer="layout" svg:width="1.27cm" svg:height="0.681cm" svg:x="17.201cm" svg:y="11.073cm">
          <text:p text:style-name="P1"><text:span text:style-name="T2">1</text:span></text:p>
        </draw:rect>
        <draw:rect draw:style-name="gr3" draw:text-style-name="P1" draw:layer="layout" svg:width="1.27cm" svg:height="0.682cm" svg:x="17.201cm" svg:y="11.73cm">
          <text:p text:style-name="P1"><text:span text:style-name="T2">(0,11)</text:span></text:p>
        </draw:rect>
        <draw:rect draw:style-name="gr4" draw:text-style-name="P1" draw:layer="layout" svg:width="1.27cm" svg:height="0.682cm" svg:x="2.301cm" svg:y="10.415cm">
          <text:p text:style-name="P1"><text:span text:style-name="T1">Node</text:span></text:p>
        </draw:rect>
        <draw:rect draw:style-name="gr4" draw:text-style-name="P1" draw:layer="layout" svg:width="1.27cm" svg:height="0.681cm" svg:x="2.301cm" svg:y="11.073cm">
          <text:p text:style-name="P1"><text:span text:style-name="T1">Distance</text:span></text:p>
        </draw:rect>
        <draw:rect draw:style-name="gr4" draw:text-style-name="P1" draw:layer="layout" svg:width="1.27cm" svg:height="0.682cm" svg:x="2.301cm" svg:y="11.73cm">
          <text:p text:style-name="P1"><text:span text:style-name="T1">Backedge</text:span></text:p>
        </draw:rect>
        <draw:frame draw:style-name="gr5" draw:text-style-name="P2" draw:layer="layout" svg:width="3.419cm" svg:height="0.721cm" svg:x="15.05cm" svg:y="9.401cm">
          <draw:text-box>
            <text:p text:style-name="P2">Queue: 6, 10, 7</text:p>
          </draw:text-box>
        </draw:frame>
        <draw:frame draw:style-name="gr2" draw:text-style-name="P2" draw:layer="layout" svg:width="7.855cm" svg:height="0.721cm" svg:x="2.197cm" svg:y="13.202cm">
          <draw:text-box>
            <text:p text:style-name="P2">Visit Node 6: Append 5, Skip 8, 4 and 7</text:p>
          </draw:text-box>
        </draw:frame>
        <draw:rect draw:style-name="gr3" draw:text-style-name="P1" draw:layer="layout" svg:width="1.27cm" svg:height="0.682cm" svg:x="4.002cm" svg:y="14.216cm">
          <text:p text:style-name="P1"><text:span text:style-name="T1">0</text:span></text:p>
        </draw:rect>
        <draw:rect draw:style-name="gr3" draw:text-style-name="P1" draw:layer="layout" svg:width="1.27cm" svg:height="0.681cm" svg:x="4.002cm" svg:y="14.874cm">
          <text:p text:style-name="P1"><text:span text:style-name="T2">0</text:span></text:p>
        </draw:rect>
        <draw:rect draw:style-name="gr3" draw:text-style-name="P1" draw:layer="layout" svg:width="1.27cm" svg:height="0.682cm" svg:x="4.002cm" svg:y="15.531cm">
          <text:p text:style-name="P1"><text:span text:style-name="T2">NULL</text:span></text:p>
        </draw:rect>
        <draw:rect draw:style-name="gr3" draw:text-style-name="P1" draw:layer="layout" svg:width="1.27cm" svg:height="0.682cm" svg:x="5.202cm" svg:y="14.216cm">
          <text:p text:style-name="P1"><text:span text:style-name="T1">1</text:span></text:p>
        </draw:rect>
        <draw:rect draw:style-name="gr3" draw:text-style-name="P1" draw:layer="layout" svg:width="1.27cm" svg:height="0.681cm" svg:x="5.202cm" svg:y="14.874cm">
          <text:p text:style-name="P1"><text:span text:style-name="T2">2</text:span></text:p>
        </draw:rect>
        <draw:rect draw:style-name="gr3" draw:text-style-name="P1" draw:layer="layout" svg:width="1.27cm" svg:height="0.682cm" svg:x="5.202cm" svg:y="15.531cm">
          <text:p text:style-name="P1"><text:span text:style-name="T2">(11,1)</text:span></text:p>
        </draw:rect>
        <draw:rect draw:style-name="gr3" draw:text-style-name="P1" draw:layer="layout" svg:width="1.27cm" svg:height="0.682cm" svg:x="6.402cm" svg:y="14.216cm">
          <text:p text:style-name="P1"><text:span text:style-name="T1">2</text:span></text:p>
        </draw:rect>
        <draw:rect draw:style-name="gr3" draw:text-style-name="P1" draw:layer="layout" svg:width="1.27cm" svg:height="0.681cm" svg:x="6.402cm" svg:y="14.874cm">
          <text:p text:style-name="P1"><text:span text:style-name="T2">1</text:span></text:p>
        </draw:rect>
        <draw:rect draw:style-name="gr3" draw:text-style-name="P1" draw:layer="layout" svg:width="1.27cm" svg:height="0.682cm" svg:x="6.402cm" svg:y="15.531cm">
          <text:p text:style-name="P1"><text:span text:style-name="T2">(0,2)</text:span></text:p>
        </draw:rect>
        <draw:rect draw:style-name="gr3" draw:text-style-name="P1" draw:layer="layout" svg:width="1.27cm" svg:height="0.682cm" svg:x="7.602cm" svg:y="14.216cm">
          <text:p text:style-name="P1"><text:span text:style-name="T1">3</text:span></text:p>
        </draw:rect>
        <draw:rect draw:style-name="gr3" draw:text-style-name="P1" draw:layer="layout" svg:width="1.27cm" svg:height="0.681cm" svg:x="7.602cm" svg:y="14.874cm">
          <text:p text:style-name="P1"><text:span text:style-name="T2">3</text:span></text:p>
        </draw:rect>
        <draw:rect draw:style-name="gr3" draw:text-style-name="P1" draw:layer="layout" svg:width="1.27cm" svg:height="0.682cm" svg:x="7.602cm" svg:y="15.531cm">
          <text:p text:style-name="P1"><text:span text:style-name="T2">(9,3)</text:span></text:p>
        </draw:rect>
        <draw:rect draw:style-name="gr3" draw:text-style-name="P1" draw:layer="layout" svg:width="1.27cm" svg:height="0.682cm" svg:x="8.802cm" svg:y="14.216cm">
          <text:p text:style-name="P1"><text:span text:style-name="T1">4</text:span></text:p>
        </draw:rect>
        <draw:rect draw:style-name="gr3" draw:text-style-name="P1" draw:layer="layout" svg:width="1.27cm" svg:height="0.681cm" svg:x="8.802cm" svg:y="14.874cm">
          <text:p text:style-name="P1"><text:span text:style-name="T2">2</text:span></text:p>
        </draw:rect>
        <draw:rect draw:style-name="gr3" draw:text-style-name="P1" draw:layer="layout" svg:width="1.27cm" svg:height="0.682cm" svg:x="8.802cm" svg:y="15.531cm">
          <text:p text:style-name="P1"><text:span text:style-name="T2">(11,4)</text:span></text:p>
        </draw:rect>
        <draw:rect draw:style-name="gr3" draw:text-style-name="P1" draw:layer="layout" svg:width="1.27cm" svg:height="0.682cm" svg:x="10.002cm" svg:y="14.216cm">
          <text:p text:style-name="P1"><text:span text:style-name="T1">5</text:span></text:p>
        </draw:rect>
        <draw:rect draw:style-name="gr3" draw:text-style-name="P1" draw:layer="layout" svg:width="1.27cm" svg:height="0.681cm" svg:x="10.002cm" svg:y="14.874cm">
          <text:p text:style-name="P1"><text:span text:style-name="T2">4</text:span></text:p>
        </draw:rect>
        <draw:rect draw:style-name="gr3" draw:text-style-name="P1" draw:layer="layout" svg:width="1.27cm" svg:height="0.682cm" svg:x="10.002cm" svg:y="15.531cm">
          <text:p text:style-name="P1"><text:span text:style-name="T2">(6,5)</text:span></text:p>
        </draw:rect>
        <draw:rect draw:style-name="gr3" draw:text-style-name="P1" draw:layer="layout" svg:width="1.27cm" svg:height="0.682cm" svg:x="11.202cm" svg:y="14.216cm">
          <text:p text:style-name="P1"><text:span text:style-name="T1">6</text:span></text:p>
        </draw:rect>
        <draw:rect draw:style-name="gr3" draw:text-style-name="P1" draw:layer="layout" svg:width="1.27cm" svg:height="0.681cm" svg:x="11.202cm" svg:y="14.874cm">
          <text:p text:style-name="P1"><text:span text:style-name="T2">3</text:span></text:p>
        </draw:rect>
        <draw:rect draw:style-name="gr3" draw:text-style-name="P1" draw:layer="layout" svg:width="1.27cm" svg:height="0.682cm" svg:x="11.202cm" svg:y="15.531cm">
          <text:p text:style-name="P1"><text:span text:style-name="T2">(4,6)</text:span></text:p>
        </draw:rect>
        <draw:rect draw:style-name="gr3" draw:text-style-name="P1" draw:layer="layout" svg:width="1.27cm" svg:height="0.682cm" svg:x="12.402cm" svg:y="14.216cm">
          <text:p text:style-name="P1"><text:span text:style-name="T1">7</text:span></text:p>
        </draw:rect>
        <draw:rect draw:style-name="gr3" draw:text-style-name="P1" draw:layer="layout" svg:width="1.27cm" svg:height="0.681cm" svg:x="12.402cm" svg:y="14.874cm">
          <text:p text:style-name="P1"><text:span text:style-name="T2">4</text:span></text:p>
        </draw:rect>
        <draw:rect draw:style-name="gr3" draw:text-style-name="P1" draw:layer="layout" svg:width="1.27cm" svg:height="0.682cm" svg:x="12.402cm" svg:y="15.531cm">
          <text:p text:style-name="P1"><text:span text:style-name="T2">(3,7)</text:span></text:p>
        </draw:rect>
        <draw:rect draw:style-name="gr3" draw:text-style-name="P1" draw:layer="layout" svg:width="1.27cm" svg:height="0.682cm" svg:x="13.602cm" svg:y="14.216cm">
          <text:p text:style-name="P1"><text:span text:style-name="T1">8</text:span></text:p>
        </draw:rect>
        <draw:rect draw:style-name="gr3" draw:text-style-name="P1" draw:layer="layout" svg:width="1.27cm" svg:height="0.681cm" svg:x="13.602cm" svg:y="14.874cm">
          <text:p text:style-name="P1"><text:span text:style-name="T2">3</text:span></text:p>
        </draw:rect>
        <draw:rect draw:style-name="gr3" draw:text-style-name="P1" draw:layer="layout" svg:width="1.27cm" svg:height="0.682cm" svg:x="13.602cm" svg:y="15.531cm">
          <text:p text:style-name="P1"><text:span text:style-name="T2">(9,8)</text:span></text:p>
        </draw:rect>
        <draw:rect draw:style-name="gr3" draw:text-style-name="P1" draw:layer="layout" svg:width="1.27cm" svg:height="0.682cm" svg:x="14.802cm" svg:y="14.216cm">
          <text:p text:style-name="P1"><text:span text:style-name="T1">9</text:span></text:p>
        </draw:rect>
        <draw:rect draw:style-name="gr3" draw:text-style-name="P1" draw:layer="layout" svg:width="1.27cm" svg:height="0.681cm" svg:x="14.802cm" svg:y="14.874cm">
          <text:p text:style-name="P1"><text:span text:style-name="T2">2</text:span></text:p>
        </draw:rect>
        <draw:rect draw:style-name="gr3" draw:text-style-name="P1" draw:layer="layout" svg:width="1.27cm" svg:height="0.682cm" svg:x="14.802cm" svg:y="15.531cm">
          <text:p text:style-name="P1"><text:span text:style-name="T2">(2,9)</text:span></text:p>
        </draw:rect>
        <draw:rect draw:style-name="gr3" draw:text-style-name="P1" draw:layer="layout" svg:width="1.27cm" svg:height="0.682cm" svg:x="16.002cm" svg:y="14.216cm">
          <text:p text:style-name="P1"><text:span text:style-name="T1">10</text:span></text:p>
        </draw:rect>
        <draw:rect draw:style-name="gr3" draw:text-style-name="P1" draw:layer="layout" svg:width="1.27cm" svg:height="0.681cm" svg:x="16.002cm" svg:y="14.874cm">
          <text:p text:style-name="P1"><text:span text:style-name="T2">4</text:span></text:p>
        </draw:rect>
        <draw:rect draw:style-name="gr3" draw:text-style-name="P1" draw:layer="layout" svg:width="1.27cm" svg:height="0.682cm" svg:x="16.002cm" svg:y="15.531cm">
          <text:p text:style-name="P1"><text:span text:style-name="T2">(8,10)</text:span></text:p>
        </draw:rect>
        <draw:rect draw:style-name="gr3" draw:text-style-name="P1" draw:layer="layout" svg:width="1.27cm" svg:height="0.682cm" svg:x="17.202cm" svg:y="14.216cm">
          <text:p text:style-name="P1"><text:span text:style-name="T1">11</text:span></text:p>
        </draw:rect>
        <draw:rect draw:style-name="gr3" draw:text-style-name="P1" draw:layer="layout" svg:width="1.27cm" svg:height="0.681cm" svg:x="17.202cm" svg:y="14.874cm">
          <text:p text:style-name="P1"><text:span text:style-name="T2">1</text:span></text:p>
        </draw:rect>
        <draw:rect draw:style-name="gr3" draw:text-style-name="P1" draw:layer="layout" svg:width="1.27cm" svg:height="0.682cm" svg:x="17.202cm" svg:y="15.531cm">
          <text:p text:style-name="P1"><text:span text:style-name="T2">(0,11)</text:span></text:p>
        </draw:rect>
        <draw:rect draw:style-name="gr4" draw:text-style-name="P1" draw:layer="layout" svg:width="1.27cm" svg:height="0.682cm" svg:x="2.302cm" svg:y="14.216cm">
          <text:p text:style-name="P1"><text:span text:style-name="T1">Node</text:span></text:p>
        </draw:rect>
        <draw:rect draw:style-name="gr4" draw:text-style-name="P1" draw:layer="layout" svg:width="1.27cm" svg:height="0.681cm" svg:x="2.302cm" svg:y="14.874cm">
          <text:p text:style-name="P1"><text:span text:style-name="T1">Distance</text:span></text:p>
        </draw:rect>
        <draw:rect draw:style-name="gr4" draw:text-style-name="P1" draw:layer="layout" svg:width="1.27cm" svg:height="0.682cm" svg:x="2.302cm" svg:y="15.531cm">
          <text:p text:style-name="P1"><text:span text:style-name="T1">Backedge</text:span></text:p>
        </draw:rect>
        <draw:frame draw:style-name="gr5" draw:text-style-name="P2" draw:layer="layout" svg:width="3.419cm" svg:height="0.721cm" svg:x="15.051cm" svg:y="13.202cm">
          <draw:text-box>
            <text:p text:style-name="P2">Queue: 10, 7, 5</text:p>
          </draw:text-box>
        </draw:frame>
        <draw:frame draw:style-name="gr6" draw:text-style-name="P2" draw:layer="layout" svg:width="7.572cm" svg:height="0.721cm" svg:x="5.83cm" svg:y="17.709cm">
          <draw:text-box>
            <text:p text:style-name="P2">Visit nodes 10, 7 and 5 – no change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dc:date>2009-10-28T11:46:19</dc:date>
    <meta:editing-duration>PT00H21M39S</meta:editing-duration>
    <meta:editing-cycles>7</meta:editing-cycles>
    <meta:document-statistic meta:object-count="422"/>
    <meta:user-defined meta:name="Info 1"/>
    <meta:user-defined meta:name="Info 2"/>
    <meta:user-defined meta:name="Info 3"/>
    <meta:user-defined meta:name="Info 4"/>
  </office:meta>
</office:document-meta>
</file>